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601.77pt" svg:height="344.83pt" svg:x="1037.25pt" svg:y="157.38pt">
            <loext:p draw:notify-on-update-of-ranges="Sheet1.P2:Sheet1.P20 Sheet1.Q1:Sheet1.Q1 Sheet1.Q2:Sheet1.Q20 Sheet1.P2:Sheet1.P20 Sheet1.R1:Sheet1.R1 Sheet1.R2:Sheet1.R20 Sheet1.P2:Sheet1.P20 Sheet1.S1:Sheet1.S1 Sheet1.S2:Sheet1.S2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534.64pt" svg:height="298.18pt" svg:x="334.03pt" svg:y="144.6pt">
            <loext:p draw:notify-on-update-of-ranges="Sheet1.F2:Sheet1.F23 Sheet1.G1:Sheet1.G1 Sheet1.G2:Sheet1.G23 Sheet1.F2:Sheet1.F23 Sheet1.H1:Sheet1.H1 Sheet1.H2:Sheet1.H23 Sheet1.F2:Sheet1.F23 Sheet1.I1:Sheet1.I1 Sheet1.I2:Sheet1.I2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9" table:default-cell-style-name="Default"/>
        <table:table-row table:style-name="ro1">
          <table:table-cell/>
          <table:table-cell office:value-type="string" calcext:value-type="string">
            <text:p>phys</text:p>
          </table:table-cell>
          <table:table-cell office:value-type="string" calcext:value-type="string">
            <text:p>meas</text:p>
          </table:table-cell>
          <table:table-cell office:value-type="string" calcext:value-type="string">
            <text:p>difference</text:p>
          </table:table-cell>
          <table:table-cell/>
          <table:table-cell office:value-type="string" calcext:value-type="string">
            <text:p>measured z</text:p>
          </table:table-cell>
          <table:table-cell office:value-type="string" calcext:value-type="string">
            <text:p>x error</text:p>
          </table:table-cell>
          <table:table-cell office:value-type="string" calcext:value-type="string">
            <text:p>y error</text:p>
          </table:table-cell>
          <table:table-cell office:value-type="string" calcext:value-type="string">
            <text:p>z error</text:p>
          </table:table-cell>
          <table:table-cell table:number-columns-repeated="2"/>
          <table:table-cell office:value-type="string" calcext:value-type="string">
            <text:p>phys</text:p>
          </table:table-cell>
          <table:table-cell office:value-type="string" calcext:value-type="string">
            <text:p>adj meas</text:p>
          </table:table-cell>
          <table:table-cell office:value-type="string" calcext:value-type="string">
            <text:p>error</text:p>
          </table:table-cell>
          <table:table-cell/>
          <table:table-cell office:value-type="string" calcext:value-type="string">
            <text:p>measured z</text:p>
          </table:table-cell>
          <table:table-cell office:value-type="string" calcext:value-type="string">
            <text:p>x error</text:p>
          </table:table-cell>
          <table:table-cell office:value-type="string" calcext:value-type="string">
            <text:p>y error</text:p>
          </table:table-cell>
          <table:table-cell office:value-type="string" calcext:value-type="string">
            <text:p>z error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15" calcext:value-type="float">
            <text:p>0.15</text:p>
          </table:table-cell>
          <table:table-cell office:value-type="float" office:value="0.1526" calcext:value-type="float">
            <text:p>0.1526</text:p>
          </table:table-cell>
          <table:table-cell table:formula="of:=[.C2]-[.B2]" office:value-type="float" office:value="0.00260000000000002" calcext:value-type="float">
            <text:p>0.0026</text:p>
          </table:table-cell>
          <table:table-cell/>
          <table:table-cell table:formula="of:=OFFSET([.$C$4];(ROW()-2)*4;0)" office:value-type="float" office:value="-2.891" calcext:value-type="float">
            <text:p>-2.891</text:p>
          </table:table-cell>
          <table:table-cell table:formula="of:=OFFSET([.$D$2];(ROW()-2)*4;0)" office:value-type="float" office:value="0.00260000000000002" calcext:value-type="float">
            <text:p>0.0026</text:p>
          </table:table-cell>
          <table:table-cell table:formula="of:=OFFSET([.$D$3];(ROW()-2)*4;0)" office:value-type="float" office:value="-0.0205" calcext:value-type="float">
            <text:p>-0.0205</text:p>
          </table:table-cell>
          <table:table-cell table:formula="of:=OFFSET([.$D$4];(ROW()-2)*4;0)" office:value-type="float" office:value="0.0840000000000001" calcext:value-type="float">
            <text:p>0.084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04" calcext:value-type="float">
            <text:p>-0.004</text:p>
          </table:table-cell>
          <table:table-cell table:formula="of:=[.M2]-[.L2]" office:value-type="float" office:value="-0.007" calcext:value-type="float">
            <text:p>-0.007</text:p>
          </table:table-cell>
          <table:table-cell/>
          <table:table-cell table:formula="of:=OFFSET([.$L$4];(ROW()-2)*4;0)" office:value-type="float" office:value="-3.216" calcext:value-type="float">
            <text:p>-3.216</text:p>
          </table:table-cell>
          <table:table-cell table:formula="of:=OFFSET([.$N$2];(ROW()-2)*4;0)" office:value-type="float" office:value="-0.007" calcext:value-type="float">
            <text:p>-0.007</text:p>
          </table:table-cell>
          <table:table-cell table:formula="of:=OFFSET([.$N$3];(ROW()-2)*4;0)" office:value-type="float" office:value="-0.024" calcext:value-type="float">
            <text:p>-0.024</text:p>
          </table:table-cell>
          <table:table-cell table:formula="of:=OFFSET([.$N$4];(ROW()-2)*4;0)" office:value-type="float" office:value="0.0361000000000002" calcext:value-type="float">
            <text:p>0.0361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0.043" calcext:value-type="float">
            <text:p>0.043</text:p>
          </table:table-cell>
          <table:table-cell office:value-type="float" office:value="0.0225" calcext:value-type="float">
            <text:p>0.0225</text:p>
          </table:table-cell>
          <table:table-cell table:formula="of:=[.C3]-[.B3]" office:value-type="float" office:value="-0.0205" calcext:value-type="float">
            <text:p>-0.0205</text:p>
          </table:table-cell>
          <table:table-cell/>
          <table:table-cell table:formula="of:=OFFSET([.$C$4];(ROW()-2)*4;0)" office:value-type="float" office:value="-3.848" calcext:value-type="float">
            <text:p>-3.848</text:p>
          </table:table-cell>
          <table:table-cell/>
          <table:table-cell table:formula="of:=OFFSET([.$D$3];(ROW()-2)*4;0)" office:value-type="float" office:value="-0.0124" calcext:value-type="float">
            <text:p>-0.0124</text:p>
          </table:table-cell>
          <table:table-cell table:formula="of:=OFFSET([.$D$4];(ROW()-2)*4;0)" office:value-type="float" office:value="-0.0560000000000001" calcext:value-type="float">
            <text:p>-0.056</text:p>
          </table:table-cell>
          <table:table-cell/>
          <table:table-cell office:value-type="string" calcext:value-type="string">
            <text:p>y</text:p>
          </table:table-cell>
          <table:table-cell office:value-type="float" office:value="0.05" calcext:value-type="float">
            <text:p>0.05</text:p>
          </table:table-cell>
          <table:table-cell office:value-type="float" office:value="0.026" calcext:value-type="float">
            <text:p>0.026</text:p>
          </table:table-cell>
          <table:table-cell table:formula="of:=[.M3]-[.L3]" office:value-type="float" office:value="-0.024" calcext:value-type="float">
            <text:p>-0.024</text:p>
          </table:table-cell>
          <table:table-cell/>
          <table:table-cell table:formula="of:=OFFSET([.$L$4];(ROW()-2)*4;0)" office:value-type="float" office:value="-3.53949021753133" calcext:value-type="float">
            <text:p>-3.5394902175</text:p>
          </table:table-cell>
          <table:table-cell table:formula="of:=OFFSET([.$N$2];(ROW()-2)*4;0)" office:value-type="float" office:value="0.00390000000000013" calcext:value-type="float">
            <text:p>0.0039</text:p>
          </table:table-cell>
          <table:table-cell table:formula="of:=OFFSET([.$N$3];(ROW()-2)*4;0)" office:value-type="float" office:value="-0.002" calcext:value-type="float">
            <text:p>-0.002</text:p>
          </table:table-cell>
          <table:table-cell table:formula="of:=OFFSET([.$N$4];(ROW()-2)*4;0)" office:value-type="float" office:value="-0.0343097824686671" calcext:value-type="float">
            <text:p>-0.0343097825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-2.975" calcext:value-type="float">
            <text:p>-2.975</text:p>
          </table:table-cell>
          <table:table-cell office:value-type="float" office:value="-2.891" calcext:value-type="float">
            <text:p>-2.891</text:p>
          </table:table-cell>
          <table:table-cell table:formula="of:=[.C4]-[.B4]" office:value-type="float" office:value="0.0840000000000001" calcext:value-type="float">
            <text:p>0.084</text:p>
          </table:table-cell>
          <table:table-cell/>
          <table:table-cell table:formula="of:=OFFSET([.$C$4];(ROW()-2)*4;0)" office:value-type="float" office:value="-4.611" calcext:value-type="float">
            <text:p>-4.611</text:p>
          </table:table-cell>
          <table:table-cell/>
          <table:table-cell table:formula="of:=OFFSET([.$D$3];(ROW()-2)*4;0)" office:value-type="float" office:value="0.002" calcext:value-type="float">
            <text:p>0.002</text:p>
          </table:table-cell>
          <table:table-cell table:formula="of:=OFFSET([.$D$4];(ROW()-2)*4;0)" office:value-type="float" office:value="-0.101" calcext:value-type="float">
            <text:p>-0.101</text:p>
          </table:table-cell>
          <table:table-cell/>
          <table:table-cell office:value-type="string" calcext:value-type="string">
            <text:p>z</text:p>
          </table:table-cell>
          <table:table-cell office:value-type="float" office:value="-3.216" calcext:value-type="float">
            <text:p>-3.216</text:p>
          </table:table-cell>
          <table:table-cell office:value-type="float" office:value="-3.1799" calcext:value-type="float">
            <text:p>-3.1799</text:p>
          </table:table-cell>
          <table:table-cell table:formula="of:=[.M4]-[.L4]" office:value-type="float" office:value="0.0361000000000002" calcext:value-type="float">
            <text:p>0.0361</text:p>
          </table:table-cell>
          <table:table-cell/>
          <table:table-cell table:formula="of:=OFFSET([.$L$4];(ROW()-2)*4;0)" office:value-type="float" office:value="-4.59575717374189" calcext:value-type="float">
            <text:p>-4.5957571737</text:p>
          </table:table-cell>
          <table:table-cell table:formula="of:=OFFSET([.$N$2];(ROW()-2)*4;0)" office:value-type="float" office:value="0.00900000000000006" calcext:value-type="float">
            <text:p>0.009</text:p>
          </table:table-cell>
          <table:table-cell table:formula="of:=OFFSET([.$N$3];(ROW()-2)*4;0)" office:value-type="float" office:value="-0.068" calcext:value-type="float">
            <text:p>-0.068</text:p>
          </table:table-cell>
          <table:table-cell table:formula="of:=OFFSET([.$N$4];(ROW()-2)*4;0)" office:value-type="float" office:value="-0.0553428262581139" calcext:value-type="float">
            <text:p>-0.0553428263</text:p>
          </table:table-cell>
        </table:table-row>
        <table:table-row table:style-name="ro1">
          <table:table-cell table:number-columns-repeated="15"/>
          <table:table-cell table:formula="of:=OFFSET([.$L$4];(ROW()-2)*4;0)" office:value-type="float" office:value="-4.00630952373877" calcext:value-type="float">
            <text:p>-4.0063095237</text:p>
          </table:table-cell>
          <table:table-cell table:formula="of:=OFFSET([.$N$2];(ROW()-2)*4;0)" office:value-type="float" office:value="-0.000600000000000045" calcext:value-type="float">
            <text:p>-0.0006</text:p>
          </table:table-cell>
          <table:table-cell table:formula="of:=OFFSET([.$N$3];(ROW()-2)*4;0)" office:value-type="float" office:value="-0.0014" calcext:value-type="float">
            <text:p>-0.0014</text:p>
          </table:table-cell>
          <table:table-cell table:formula="of:=OFFSET([.$N$4];(ROW()-2)*4;0)" office:value-type="float" office:value="0.00305952373877272" calcext:value-type="float">
            <text:p>0.0030595237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31" calcext:value-type="float">
            <text:p>0.31</text:p>
          </table:table-cell>
          <table:table-cell office:value-type="float" office:value="0.417" calcext:value-type="float">
            <text:p>0.417</text:p>
          </table:table-cell>
          <table:table-cell table:formula="of:=[.C6]-[.B6]" office:value-type="float" office:value="0.107" calcext:value-type="float">
            <text:p>0.107</text:p>
          </table:table-cell>
          <table:table-cell/>
          <table:table-cell table:formula="of:=OFFSET([.$C$4];(ROW()-2)*4;0)" office:value-type="float" office:value="-3.634" calcext:value-type="float">
            <text:p>-3.634</text:p>
          </table:table-cell>
          <table:table-cell/>
          <table:table-cell table:formula="of:=OFFSET([.$D$3];(ROW()-2)*4;0)" office:value-type="float" office:value="-0.0262" calcext:value-type="float">
            <text:p>-0.0262</text:p>
          </table:table-cell>
          <table:table-cell table:formula="of:=OFFSET([.$D$4];(ROW()-2)*4;0)" office:value-type="float" office:value="-0.0429999999999997" calcext:value-type="float">
            <text:p>-0.043</text:p>
          </table:table-cell>
          <table:table-cell/>
          <table:table-cell office:value-type="string" calcext:value-type="string">
            <text:p>x</text:p>
          </table:table-cell>
          <table:table-cell table:formula="of:=1.485-0.85" office:value-type="float" office:value="0.635" calcext:value-type="float">
            <text:p>0.635</text:p>
          </table:table-cell>
          <table:table-cell office:value-type="float" office:value="0.6389" calcext:value-type="float">
            <text:p>0.6389</text:p>
          </table:table-cell>
          <table:table-cell table:formula="of:=[.M6]-[.L6]" office:value-type="float" office:value="0.00390000000000013" calcext:value-type="float">
            <text:p>0.0039</text:p>
          </table:table-cell>
          <table:table-cell/>
          <table:table-cell table:formula="of:=OFFSET([.$L$4];(ROW()-2)*4;0)" office:value-type="float" office:value="-3.71288297687929" calcext:value-type="float">
            <text:p>-3.7128829769</text:p>
          </table:table-cell>
          <table:table-cell table:formula="of:=OFFSET([.$N$2];(ROW()-2)*4;0)" office:value-type="float" office:value="0.0110299999999999" calcext:value-type="float">
            <text:p>0.01103</text:p>
          </table:table-cell>
          <table:table-cell table:formula="of:=OFFSET([.$N$3];(ROW()-2)*4;0)" office:value-type="float" office:value="-0.001" calcext:value-type="float">
            <text:p>-0.001</text:p>
          </table:table-cell>
          <table:table-cell table:formula="of:=OFFSET([.$N$4];(ROW()-2)*4;0)" office:value-type="float" office:value="-0.000117023120712823" calcext:value-type="float">
            <text:p>-0.0001170231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0.043" calcext:value-type="float">
            <text:p>0.043</text:p>
          </table:table-cell>
          <table:table-cell office:value-type="float" office:value="0.0306" calcext:value-type="float">
            <text:p>0.0306</text:p>
          </table:table-cell>
          <table:table-cell table:formula="of:=[.C7]-[.B7]" office:value-type="float" office:value="-0.0124" calcext:value-type="float">
            <text:p>-0.0124</text:p>
          </table:table-cell>
          <table:table-cell/>
          <table:table-cell table:formula="of:=OFFSET([.$C$4];(ROW()-2)*4;0)" office:value-type="float" office:value="-3.2688" calcext:value-type="float">
            <text:p>-3.2688</text:p>
          </table:table-cell>
          <table:table-cell/>
          <table:table-cell table:formula="of:=OFFSET([.$D$3];(ROW()-2)*4;0)" office:value-type="float" office:value="-0.028" calcext:value-type="float">
            <text:p>-0.028</text:p>
          </table:table-cell>
          <table:table-cell table:formula="of:=OFFSET([.$D$4];(ROW()-2)*4;0)" office:value-type="float" office:value="0.0381999999999998" calcext:value-type="float">
            <text:p>0.0382</text:p>
          </table:table-cell>
          <table:table-cell/>
          <table:table-cell office:value-type="string" calcext:value-type="string">
            <text:p>y</text:p>
          </table:table-cell>
          <table:table-cell office:value-type="float" office:value="0.05" calcext:value-type="float">
            <text:p>0.05</text:p>
          </table:table-cell>
          <table:table-cell office:value-type="float" office:value="0.048" calcext:value-type="float">
            <text:p>0.048</text:p>
          </table:table-cell>
          <table:table-cell table:formula="of:=[.M7]-[.L7]" office:value-type="float" office:value="-0.002" calcext:value-type="float">
            <text:p>-0.002</text:p>
          </table:table-cell>
          <table:table-cell/>
          <table:table-cell table:formula="of:=OFFSET([.$L$4];(ROW()-2)*4;0)" office:value-type="float" office:value="-3.26745451383795" calcext:value-type="float">
            <text:p>-3.2674545138</text:p>
          </table:table-cell>
          <table:table-cell table:formula="of:=OFFSET([.$N$2];(ROW()-2)*4;0)" office:value-type="float" office:value="0.0315" calcext:value-type="float">
            <text:p>0.0315</text:p>
          </table:table-cell>
          <table:table-cell table:formula="of:=OFFSET([.$N$3];(ROW()-2)*4;0)" office:value-type="float" office:value="-0.0098" calcext:value-type="float">
            <text:p>-0.0098</text:p>
          </table:table-cell>
          <table:table-cell table:formula="of:=OFFSET([.$N$4];(ROW()-2)*4;0)" office:value-type="float" office:value="-0.0181454861620494" calcext:value-type="float">
            <text:p>-0.0181454862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-3.792" calcext:value-type="float">
            <text:p>-3.792</text:p>
          </table:table-cell>
          <table:table-cell office:value-type="float" office:value="-3.848" calcext:value-type="float">
            <text:p>-3.848</text:p>
          </table:table-cell>
          <table:table-cell table:formula="of:=[.C8]-[.B8]" office:value-type="float" office:value="-0.0560000000000001" calcext:value-type="float">
            <text:p>-0.056</text:p>
          </table:table-cell>
          <table:table-cell/>
          <table:table-cell table:formula="of:=OFFSET([.$C$4];(ROW()-2)*4;0)" office:value-type="float" office:value="-3.674" calcext:value-type="float">
            <text:p>-3.674</text:p>
          </table:table-cell>
          <table:table-cell/>
          <table:table-cell table:formula="of:=OFFSET([.$D$3];(ROW()-2)*4;0)" office:value-type="float" office:value="-0.0258" calcext:value-type="float">
            <text:p>-0.0258</text:p>
          </table:table-cell>
          <table:table-cell table:formula="of:=OFFSET([.$D$4];(ROW()-2)*4;0)" office:value-type="float" office:value="-0.024" calcext:value-type="float">
            <text:p>-0.024</text:p>
          </table:table-cell>
          <table:table-cell/>
          <table:table-cell office:value-type="string" calcext:value-type="string">
            <text:p>z</text:p>
          </table:table-cell>
          <table:table-cell table:formula="of:=-SQRT((3.596^2)-[.L6]^2)" office:value-type="float" office:value="-3.53949021753133" calcext:value-type="float">
            <text:p>-3.5394902175</text:p>
          </table:table-cell>
          <table:table-cell office:value-type="float" office:value="-3.5738" calcext:value-type="float">
            <text:p>-3.5738</text:p>
          </table:table-cell>
          <table:table-cell table:formula="of:=[.M8]-[.L8]" office:value-type="float" office:value="-0.0343097824686671" calcext:value-type="float">
            <text:p>-0.0343097825</text:p>
          </table:table-cell>
          <table:table-cell/>
          <table:table-cell table:formula="of:=OFFSET([.$L$4];(ROW()-2)*4;0)" office:value-type="float" office:value="-4.25792332011745" calcext:value-type="float">
            <text:p>-4.2579233201</text:p>
          </table:table-cell>
          <table:table-cell table:formula="of:=OFFSET([.$N$2];(ROW()-2)*4;0)" office:value-type="float" office:value="-0.000529999999999892" calcext:value-type="float">
            <text:p>-0.00053</text:p>
          </table:table-cell>
          <table:table-cell table:formula="of:=OFFSET([.$N$3];(ROW()-2)*4;0)" office:value-type="float" office:value="-0.0128" calcext:value-type="float">
            <text:p>-0.0128</text:p>
          </table:table-cell>
          <table:table-cell table:formula="of:=OFFSET([.$N$4];(ROW()-2)*4;0)" office:value-type="float" office:value="0.0119233201174485" calcext:value-type="float">
            <text:p>0.0119233201</text:p>
          </table:table-cell>
        </table:table-row>
        <table:table-row table:style-name="ro1">
          <table:table-cell table:number-columns-repeated="5"/>
          <table:table-cell table:formula="of:=OFFSET([.$C$4];(ROW()-2)*4;0)" office:value-type="float" office:value="-2.841" calcext:value-type="float">
            <text:p>-2.841</text:p>
          </table:table-cell>
          <table:table-cell table:formula="of:=OFFSET([.$D$2];(ROW()-2)*4;0)" office:value-type="float" office:value="-0.01734" calcext:value-type="float">
            <text:p>-0.01734</text:p>
          </table:table-cell>
          <table:table-cell table:formula="of:=OFFSET([.$D$3];(ROW()-2)*4;0)" office:value-type="float" office:value="-0.02967" calcext:value-type="float">
            <text:p>-0.02967</text:p>
          </table:table-cell>
          <table:table-cell table:formula="of:=OFFSET([.$D$4];(ROW()-2)*4;0)" office:value-type="float" office:value="0.0389999999999997" calcext:value-type="float">
            <text:p>0.039</text:p>
          </table:table-cell>
          <table:table-cell table:number-columns-repeated="6"/>
          <table:table-cell table:formula="of:=OFFSET([.$L$4];(ROW()-2)*4;0)" office:value-type="float" office:value="-3.97764691746263" calcext:value-type="float">
            <text:p>-3.9776469175</text:p>
          </table:table-cell>
          <table:table-cell table:formula="of:=OFFSET([.$N$2];(ROW()-2)*4;0)" office:value-type="float" office:value="-0.00289999999999996" calcext:value-type="float">
            <text:p>-0.0029</text:p>
          </table:table-cell>
          <table:table-cell table:formula="of:=OFFSET([.$N$3];(ROW()-2)*4;0)" office:value-type="float" office:value="-0.0033" calcext:value-type="float">
            <text:p>-0.0033</text:p>
          </table:table-cell>
          <table:table-cell table:formula="of:=OFFSET([.$N$4];(ROW()-2)*4;0)" office:value-type="float" office:value="0.0186469174626347" calcext:value-type="float">
            <text:p>0.0186469175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table:formula="of:=1.183-0.558" office:value-type="float" office:value="0.625" calcext:value-type="float">
            <text:p>0.625</text:p>
          </table:table-cell>
          <table:table-cell office:value-type="float" office:value="0.777" calcext:value-type="float">
            <text:p>0.777</text:p>
          </table:table-cell>
          <table:table-cell table:formula="of:=[.C10]-[.B10]" office:value-type="float" office:value="0.152" calcext:value-type="float">
            <text:p>0.152</text:p>
          </table:table-cell>
          <table:table-cell/>
          <table:table-cell table:formula="of:=OFFSET([.$C$4];(ROW()-2)*4;0)" office:value-type="float" office:value="-3.4416" calcext:value-type="float">
            <text:p>-3.4416</text:p>
          </table:table-cell>
          <table:table-cell table:formula="of:=OFFSET([.$D$2];(ROW()-2)*4;0)" office:value-type="float" office:value="0.0039" calcext:value-type="float">
            <text:p>0.0039</text:p>
          </table:table-cell>
          <table:table-cell table:formula="of:=OFFSET([.$D$3];(ROW()-2)*4;0)" office:value-type="float" office:value="-0.026227" calcext:value-type="float">
            <text:p>-0.026227</text:p>
          </table:table-cell>
          <table:table-cell table:formula="of:=OFFSET([.$D$4];(ROW()-2)*4;0)" office:value-type="float" office:value="-0.0176000000000003" calcext:value-type="float">
            <text:p>-0.0176</text:p>
          </table:table-cell>
          <table:table-cell/>
          <table:table-cell office:value-type="string" calcext:value-type="string">
            <text:p>x</text:p>
          </table:table-cell>
          <table:table-cell table:formula="of:=1.271-0.85" office:value-type="float" office:value="0.421" calcext:value-type="float">
            <text:p>0.421</text:p>
          </table:table-cell>
          <table:table-cell office:value-type="float" office:value="0.43" calcext:value-type="float">
            <text:p>0.43</text:p>
          </table:table-cell>
          <table:table-cell table:formula="of:=[.M10]-[.L10]" office:value-type="float" office:value="0.00900000000000006" calcext:value-type="float">
            <text:p>0.009</text:p>
          </table:table-cell>
          <table:table-cell/>
          <table:table-cell table:formula="of:=OFFSET([.$L$4];(ROW()-2)*4;0)" office:value-type="float" office:value="-3.4853550751681" calcext:value-type="float">
            <text:p>-3.4853550752</text:p>
          </table:table-cell>
          <table:table-cell table:formula="of:=OFFSET([.$N$2];(ROW()-2)*4;0)" office:value-type="float" office:value="-0.043" calcext:value-type="float">
            <text:p>-0.043</text:p>
          </table:table-cell>
          <table:table-cell table:formula="of:=OFFSET([.$N$3];(ROW()-2)*4;0)" office:value-type="float" office:value="0.000730000000000001" calcext:value-type="float">
            <text:p>0.00073</text:p>
          </table:table-cell>
          <table:table-cell table:formula="of:=OFFSET([.$N$4];(ROW()-2)*4;0)" office:value-type="float" office:value="0.0166550751680954" calcext:value-type="float">
            <text:p>0.0166550752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0.043" calcext:value-type="float">
            <text:p>0.043</text:p>
          </table:table-cell>
          <table:table-cell office:value-type="float" office:value="0.045" calcext:value-type="float">
            <text:p>0.045</text:p>
          </table:table-cell>
          <table:table-cell table:formula="of:=[.C11]-[.B11]" office:value-type="float" office:value="0.002" calcext:value-type="float">
            <text:p>0.002</text:p>
          </table:table-cell>
          <table:table-cell/>
          <table:table-cell table:formula="of:=OFFSET([.$C$4];(ROW()-2)*4;0)" office:value-type="float" office:value="-2.8915" calcext:value-type="float">
            <text:p>-2.8915</text:p>
          </table:table-cell>
          <table:table-cell table:formula="of:=OFFSET([.$D$2];(ROW()-2)*4;0)" office:value-type="float" office:value="-0.00909999999999991" calcext:value-type="float">
            <text:p>-0.0091</text:p>
          </table:table-cell>
          <table:table-cell table:formula="of:=OFFSET([.$D$3];(ROW()-2)*4;0)" office:value-type="float" office:value="-0.0272" calcext:value-type="float">
            <text:p>-0.0272</text:p>
          </table:table-cell>
          <table:table-cell table:formula="of:=OFFSET([.$D$4];(ROW()-2)*4;0)" office:value-type="float" office:value="0.0585" calcext:value-type="float">
            <text:p>0.0585</text:p>
          </table:table-cell>
          <table:table-cell/>
          <table:table-cell office:value-type="string" calcext:value-type="string">
            <text:p>y</text:p>
          </table:table-cell>
          <table:table-cell office:value-type="float" office:value="0.05" calcext:value-type="float">
            <text:p>0.05</text:p>
          </table:table-cell>
          <table:table-cell office:value-type="float" office:value="-0.018" calcext:value-type="float">
            <text:p>-0.018</text:p>
          </table:table-cell>
          <table:table-cell table:formula="of:=[.M11]-[.L11]" office:value-type="float" office:value="-0.068" calcext:value-type="float">
            <text:p>-0.068</text:p>
          </table:table-cell>
          <table:table-cell/>
          <table:table-cell table:formula="of:=OFFSET([.$L$4];(ROW()-2)*4;0)" office:value-type="float" office:value="-3.3569964253779" calcext:value-type="float">
            <text:p>-3.3569964254</text:p>
          </table:table-cell>
          <table:table-cell table:formula="of:=OFFSET([.$N$2];(ROW()-2)*4;0)" office:value-type="float" office:value="-0.0125" calcext:value-type="float">
            <text:p>-0.0125</text:p>
          </table:table-cell>
          <table:table-cell table:formula="of:=OFFSET([.$N$3];(ROW()-2)*4;0)" office:value-type="float" office:value="0.0012" calcext:value-type="float">
            <text:p>0.0012</text:p>
          </table:table-cell>
          <table:table-cell table:formula="of:=OFFSET([.$N$4];(ROW()-2)*4;0)" office:value-type="float" office:value="-0.0482035746220997" calcext:value-type="float">
            <text:p>-0.0482035746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-4.51" calcext:value-type="float">
            <text:p>-4.51</text:p>
          </table:table-cell>
          <table:table-cell office:value-type="float" office:value="-4.611" calcext:value-type="float">
            <text:p>-4.611</text:p>
          </table:table-cell>
          <table:table-cell table:formula="of:=[.C12]-[.B12]" office:value-type="float" office:value="-0.101" calcext:value-type="float">
            <text:p>-0.101</text:p>
          </table:table-cell>
          <table:table-cell/>
          <table:table-cell table:formula="of:=OFFSET([.$C$4];(ROW()-2)*4;0)" office:value-type="float" office:value="-3.8944" calcext:value-type="float">
            <text:p>-3.8944</text:p>
          </table:table-cell>
          <table:table-cell table:formula="of:=OFFSET([.$D$2];(ROW()-2)*4;0)" office:value-type="float" office:value="0.0082000000000001" calcext:value-type="float">
            <text:p>0.0082</text:p>
          </table:table-cell>
          <table:table-cell table:formula="of:=OFFSET([.$D$3];(ROW()-2)*4;0)" office:value-type="float" office:value="-0.0036" calcext:value-type="float">
            <text:p>-0.0036</text:p>
          </table:table-cell>
          <table:table-cell table:formula="of:=OFFSET([.$D$4];(ROW()-2)*4;0)" office:value-type="float" office:value="-0.0494000000000003" calcext:value-type="float">
            <text:p>-0.0494</text:p>
          </table:table-cell>
          <table:table-cell/>
          <table:table-cell office:value-type="string" calcext:value-type="string">
            <text:p>z</text:p>
          </table:table-cell>
          <table:table-cell table:formula="of:=-SQRT((4.615^2)-[.L10]^2)" office:value-type="float" office:value="-4.59575717374189" calcext:value-type="float">
            <text:p>-4.5957571737</text:p>
          </table:table-cell>
          <table:table-cell office:value-type="float" office:value="-4.6511" calcext:value-type="float">
            <text:p>-4.6511</text:p>
          </table:table-cell>
          <table:table-cell table:formula="of:=[.M12]-[.L12]" office:value-type="float" office:value="-0.0553428262581139" calcext:value-type="float">
            <text:p>-0.0553428263</text:p>
          </table:table-cell>
          <table:table-cell/>
          <table:table-cell table:formula="of:=OFFSET([.$L$4];(ROW()-2)*4;0)" office:value-type="float" office:value="-2.90709476969706" calcext:value-type="float">
            <text:p>-2.9070947697</text:p>
          </table:table-cell>
          <table:table-cell table:formula="of:=OFFSET([.$N$2];(ROW()-2)*4;0)" office:value-type="float" office:value="-0.054" calcext:value-type="float">
            <text:p>-0.054</text:p>
          </table:table-cell>
          <table:table-cell table:formula="of:=OFFSET([.$N$3];(ROW()-2)*4;0)" office:value-type="float" office:value="0.0102" calcext:value-type="float">
            <text:p>0.0102</text:p>
          </table:table-cell>
          <table:table-cell table:formula="of:=OFFSET([.$N$4];(ROW()-2)*4;0)" office:value-type="float" office:value="0.00142476969705951" calcext:value-type="float">
            <text:p>0.0014247697</text:p>
          </table:table-cell>
        </table:table-row>
        <table:table-row table:style-name="ro1">
          <table:table-cell table:number-columns-repeated="5"/>
          <table:table-cell table:formula="of:=OFFSET([.$C$4];(ROW()-2)*4;0)" office:value-type="float" office:value="-4.3065" calcext:value-type="float">
            <text:p>-4.3065</text:p>
          </table:table-cell>
          <table:table-cell table:formula="of:=OFFSET([.$D$2];(ROW()-2)*4;0)" office:value-type="float" office:value="-0.00480000000000003" calcext:value-type="float">
            <text:p>-0.0048</text:p>
          </table:table-cell>
          <table:table-cell table:formula="of:=OFFSET([.$D$3];(ROW()-2)*4;0)" office:value-type="float" office:value="-0.0052" calcext:value-type="float">
            <text:p>-0.0052</text:p>
          </table:table-cell>
          <table:table-cell table:formula="of:=OFFSET([.$D$4];(ROW()-2)*4;0)" office:value-type="float" office:value="-0.1445" calcext:value-type="float">
            <text:p>-0.1445</text:p>
          </table:table-cell>
          <table:table-cell table:number-columns-repeated="6"/>
          <table:table-cell table:formula="of:=OFFSET([.$L$4];(ROW()-2)*4;0)" office:value-type="float" office:value="-3.25286842648146" calcext:value-type="float">
            <text:p>-3.2528684265</text:p>
          </table:table-cell>
          <table:table-cell table:formula="of:=OFFSET([.$N$2];(ROW()-2)*4;0)" office:value-type="float" office:value="0.00239999999999999" calcext:value-type="float">
            <text:p>0.0024</text:p>
          </table:table-cell>
          <table:table-cell table:formula="of:=OFFSET([.$N$3];(ROW()-2)*4;0)" office:value-type="float" office:value="0.00799" calcext:value-type="float">
            <text:p>0.00799</text:p>
          </table:table-cell>
          <table:table-cell table:formula="of:=OFFSET([.$N$4];(ROW()-2)*4;0)" office:value-type="float" office:value="-0.0042315735185352" calcext:value-type="float">
            <text:p>-0.0042315735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table:formula="of:=1.515-0.882" office:value-type="float" office:value="0.633" calcext:value-type="float">
            <text:p>0.633</text:p>
          </table:table-cell>
          <table:table-cell office:value-type="float" office:value="0.9" calcext:value-type="float">
            <text:p>0.9</text:p>
          </table:table-cell>
          <table:table-cell table:formula="of:=[.C14]-[.B14]" office:value-type="float" office:value="0.267" calcext:value-type="float">
            <text:p>0.267</text:p>
          </table:table-cell>
          <table:table-cell/>
          <table:table-cell table:formula="of:=OFFSET([.$C$4];(ROW()-2)*4;0)" office:value-type="float" office:value="-3.302" calcext:value-type="float">
            <text:p>-3.302</text:p>
          </table:table-cell>
          <table:table-cell table:formula="of:=OFFSET([.$D$2];(ROW()-2)*4;0)" office:value-type="float" office:value="0.00289999999999999" calcext:value-type="float">
            <text:p>0.0029</text:p>
          </table:table-cell>
          <table:table-cell table:formula="of:=OFFSET([.$D$3];(ROW()-2)*4;0)" office:value-type="float" office:value="-0.033" calcext:value-type="float">
            <text:p>-0.033</text:p>
          </table:table-cell>
          <table:table-cell table:formula="of:=OFFSET([.$D$4];(ROW()-2)*4;0)" office:value-type="float" office:value="0.0089999999999999" calcext:value-type="float">
            <text:p>0.009</text:p>
          </table:table-cell>
          <table:table-cell/>
          <table:table-cell office:value-type="string" calcext:value-type="string">
            <text:p>x</text:p>
          </table:table-cell>
          <table:table-cell table:formula="of:=1.022-0.85" office:value-type="float" office:value="0.172" calcext:value-type="float">
            <text:p>0.172</text:p>
          </table:table-cell>
          <table:table-cell office:value-type="float" office:value="0.1714" calcext:value-type="float">
            <text:p>0.1714</text:p>
          </table:table-cell>
          <table:table-cell table:formula="of:=[.M14]-[.L14]" office:value-type="float" office:value="-0.000600000000000045" calcext:value-type="float">
            <text:p>-0.0006</text:p>
          </table:table-cell>
          <table:table-cell/>
          <table:table-cell table:formula="of:=OFFSET([.$L$4];(ROW()-2)*4;0)" office:value-type="float" office:value="-3.76274992525414" calcext:value-type="float">
            <text:p>-3.7627499253</text:p>
          </table:table-cell>
          <table:table-cell table:formula="of:=OFFSET([.$N$2];(ROW()-2)*4;0)" office:value-type="float" office:value="0.00176000000000015" calcext:value-type="float">
            <text:p>0.00176</text:p>
          </table:table-cell>
          <table:table-cell table:formula="of:=OFFSET([.$N$3];(ROW()-2)*4;0)" office:value-type="float" office:value="-0.00163" calcext:value-type="float">
            <text:p>-0.00163</text:p>
          </table:table-cell>
          <table:table-cell table:formula="of:=OFFSET([.$N$4];(ROW()-2)*4;0)" office:value-type="float" office:value="0.0106799252541356" calcext:value-type="float">
            <text:p>0.0106799253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0.043" calcext:value-type="float">
            <text:p>0.043</text:p>
          </table:table-cell>
          <table:table-cell office:value-type="float" office:value="0.0612" calcext:value-type="float">
            <text:p>0.0612</text:p>
          </table:table-cell>
          <table:table-cell table:formula="of:=[.C15]-[.B15]" office:value-type="float" office:value="0.0182" calcext:value-type="float">
            <text:p>0.0182</text:p>
          </table:table-cell>
          <table:table-cell/>
          <table:table-cell table:formula="of:=OFFSET([.$C$4];(ROW()-2)*4;0)" office:value-type="float" office:value="-3.2689" calcext:value-type="float">
            <text:p>-3.2689</text:p>
          </table:table-cell>
          <table:table-cell table:formula="of:=OFFSET([.$D$2];(ROW()-2)*4;0)" office:value-type="float" office:value="-0.0129" calcext:value-type="float">
            <text:p>-0.0129</text:p>
          </table:table-cell>
          <table:table-cell table:formula="of:=OFFSET([.$D$3];(ROW()-2)*4;0)" office:value-type="float" office:value="-0.02205" calcext:value-type="float">
            <text:p>-0.02205</text:p>
          </table:table-cell>
          <table:table-cell table:formula="of:=OFFSET([.$D$4];(ROW()-2)*4;0)" office:value-type="float" office:value="0.00609999999999999" calcext:value-type="float">
            <text:p>0.0061</text:p>
          </table:table-cell>
          <table:table-cell/>
          <table:table-cell office:value-type="string" calcext:value-type="string">
            <text:p>y</text:p>
          </table:table-cell>
          <table:table-cell office:value-type="float" office:value="0.048" calcext:value-type="float">
            <text:p>0.048</text:p>
          </table:table-cell>
          <table:table-cell office:value-type="float" office:value="0.0466" calcext:value-type="float">
            <text:p>0.0466</text:p>
          </table:table-cell>
          <table:table-cell table:formula="of:=[.M15]-[.L15]" office:value-type="float" office:value="-0.0014" calcext:value-type="float">
            <text:p>-0.0014</text:p>
          </table:table-cell>
          <table:table-cell/>
          <table:table-cell table:formula="of:=OFFSET([.$L$4];(ROW()-2)*4;0)" office:value-type="float" office:value="-4.24118202863306" calcext:value-type="float">
            <text:p>-4.2411820286</text:p>
          </table:table-cell>
          <table:table-cell table:formula="of:=OFFSET([.$N$2];(ROW()-2)*4;0)" office:value-type="float" office:value="-0.00280000000000005" calcext:value-type="float">
            <text:p>-0.0028</text:p>
          </table:table-cell>
          <table:table-cell table:formula="of:=OFFSET([.$N$3];(ROW()-2)*4;0)" office:value-type="float" office:value="0.00933" calcext:value-type="float">
            <text:p>0.00933</text:p>
          </table:table-cell>
          <table:table-cell table:formula="of:=OFFSET([.$N$4];(ROW()-2)*4;0)" office:value-type="float" office:value="-0.00451797136694498" calcext:value-type="float">
            <text:p>-0.0045179714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-5.121" calcext:value-type="float">
            <text:p>-5.121</text:p>
          </table:table-cell>
          <table:table-cell office:value-type="float" office:value="-5.555" calcext:value-type="float">
            <text:p>-5.555</text:p>
          </table:table-cell>
          <table:table-cell table:formula="of:=[.C16]-[.B16]" office:value-type="float" office:value="-0.433999999999999" calcext:value-type="float">
            <text:p>-0.434</text:p>
          </table:table-cell>
          <table:table-cell/>
          <table:table-cell table:formula="of:=OFFSET([.$C$4];(ROW()-2)*4;0)" office:value-type="float" office:value="-3.675" calcext:value-type="float">
            <text:p>-3.675</text:p>
          </table:table-cell>
          <table:table-cell table:formula="of:=OFFSET([.$D$2];(ROW()-2)*4;0)" office:value-type="float" office:value="0.0222299999999999" calcext:value-type="float">
            <text:p>0.02223</text:p>
          </table:table-cell>
          <table:table-cell table:formula="of:=OFFSET([.$D$3];(ROW()-2)*4;0)" office:value-type="float" office:value="-0.00182" calcext:value-type="float">
            <text:p>-0.00182</text:p>
          </table:table-cell>
          <table:table-cell table:formula="of:=OFFSET([.$D$4];(ROW()-2)*4;0)" office:value-type="float" office:value="-0.032" calcext:value-type="float">
            <text:p>-0.032</text:p>
          </table:table-cell>
          <table:table-cell/>
          <table:table-cell office:value-type="string" calcext:value-type="string">
            <text:p>z</text:p>
          </table:table-cell>
          <table:table-cell table:formula="of:=-SQRT((4.01^2)-[.L14]^2)" office:value-type="float" office:value="-4.00630952373877" calcext:value-type="float">
            <text:p>-4.0063095237</text:p>
          </table:table-cell>
          <table:table-cell office:value-type="float" office:value="-4.00325" calcext:value-type="float">
            <text:p>-4.00325</text:p>
          </table:table-cell>
          <table:table-cell table:formula="of:=[.M16]-[.L16]" office:value-type="float" office:value="0.00305952373877272" calcext:value-type="float">
            <text:p>0.0030595237</text:p>
          </table:table-cell>
          <table:table-cell/>
          <table:table-cell table:formula="of:=OFFSET([.$L$4];(ROW()-2)*4;0)" office:value-type="float" office:value="-4.49131461823818" calcext:value-type="float">
            <text:p>-4.4913146182</text:p>
          </table:table-cell>
          <table:table-cell table:formula="of:=OFFSET([.$N$2];(ROW()-2)*4;0)" office:value-type="float" office:value="0.0107" calcext:value-type="float">
            <text:p>0.0107</text:p>
          </table:table-cell>
          <table:table-cell table:formula="of:=OFFSET([.$N$3];(ROW()-2)*4;0)" office:value-type="float" office:value="0.000199999999999999" calcext:value-type="float">
            <text:p>0.0002</text:p>
          </table:table-cell>
          <table:table-cell table:formula="of:=OFFSET([.$N$4];(ROW()-2)*4;0)" office:value-type="float" office:value="-0.0349853817618166" calcext:value-type="float">
            <text:p>-0.0349853818</text:p>
          </table:table-cell>
        </table:table-row>
        <table:table-row table:style-name="ro1">
          <table:table-cell table:number-columns-repeated="5"/>
          <table:table-cell table:formula="of:=OFFSET([.$C$4];(ROW()-2)*4;0)" office:value-type="float" office:value="-3.55434" calcext:value-type="float">
            <text:p>-3.55434</text:p>
          </table:table-cell>
          <table:table-cell table:formula="of:=OFFSET([.$D$2];(ROW()-2)*4;0)" office:value-type="float" office:value="0.000599999999999934" calcext:value-type="float">
            <text:p>0.0006</text:p>
          </table:table-cell>
          <table:table-cell table:formula="of:=OFFSET([.$D$3];(ROW()-2)*4;0)" office:value-type="float" office:value="-0.00747" calcext:value-type="float">
            <text:p>-0.00747</text:p>
          </table:table-cell>
          <table:table-cell table:formula="of:=OFFSET([.$D$4];(ROW()-2)*4;0)" office:value-type="float" office:value="-0.029730518085727" calcext:value-type="float">
            <text:p>-0.0297305181</text:p>
          </table:table-cell>
          <table:table-cell table:number-columns-repeated="6"/>
          <table:table-cell table:formula="of:=OFFSET([.$L$4];(ROW()-2)*4;0)" office:value-type="float" office:value="-5.10200901606416" calcext:value-type="float">
            <text:p>-5.1020090161</text:p>
          </table:table-cell>
          <table:table-cell table:formula="of:=OFFSET([.$N$2];(ROW()-2)*4;0)" office:value-type="float" office:value="0.1248" calcext:value-type="float">
            <text:p>0.1248</text:p>
          </table:table-cell>
          <table:table-cell table:formula="of:=OFFSET([.$N$3];(ROW()-2)*4;0)" office:value-type="float" office:value="-0.02306" calcext:value-type="float">
            <text:p>-0.02306</text:p>
          </table:table-cell>
          <table:table-cell table:formula="of:=OFFSET([.$N$4];(ROW()-2)*4;0)" office:value-type="float" office:value="-0.136890983935838" calcext:value-type="float">
            <text:p>-0.1368909839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table:formula="of:=0.391-0.555" office:value-type="float" office:value="-0.164" calcext:value-type="float">
            <text:p>-0.164</text:p>
          </table:table-cell>
          <table:table-cell office:value-type="float" office:value="-0.0188" calcext:value-type="float">
            <text:p>-0.0188</text:p>
          </table:table-cell>
          <table:table-cell table:formula="of:=[.C18]-[.B18]" office:value-type="float" office:value="0.1452" calcext:value-type="float">
            <text:p>0.1452</text:p>
          </table:table-cell>
          <table:table-cell/>
          <table:table-cell table:formula="of:=OFFSET([.$C$4];(ROW()-2)*4;0)" office:value-type="float" office:value="-4.0394" calcext:value-type="float">
            <text:p>-4.0394</text:p>
          </table:table-cell>
          <table:table-cell table:formula="of:=OFFSET([.$D$2];(ROW()-2)*4;0)" office:value-type="float" office:value="-0.0121500000000001" calcext:value-type="float">
            <text:p>-0.01215</text:p>
          </table:table-cell>
          <table:table-cell table:formula="of:=OFFSET([.$D$3];(ROW()-2)*4;0)" office:value-type="float" office:value="-0.00828" calcext:value-type="float">
            <text:p>-0.00828</text:p>
          </table:table-cell>
          <table:table-cell table:formula="of:=OFFSET([.$D$4];(ROW()-2)*4;0)" office:value-type="float" office:value="-0.0673999999999997" calcext:value-type="float">
            <text:p>-0.0674</text:p>
          </table:table-cell>
          <table:table-cell/>
          <table:table-cell office:value-type="string" calcext:value-type="string">
            <text:p>x</text:p>
          </table:table-cell>
          <table:table-cell table:formula="of:=1.08-0.85" office:value-type="float" office:value="0.23" calcext:value-type="float">
            <text:p>0.23</text:p>
          </table:table-cell>
          <table:table-cell office:value-type="float" office:value="0.24103" calcext:value-type="float">
            <text:p>0.24103</text:p>
          </table:table-cell>
          <table:table-cell table:formula="of:=[.M18]-[.L18]" office:value-type="float" office:value="0.0110299999999999" calcext:value-type="float">
            <text:p>0.01103</text:p>
          </table:table-cell>
          <table:table-cell/>
          <table:table-cell table:formula="of:=OFFSET([.$L$4];(ROW()-2)*4;0)" office:value-type="float" office:value="-4.79083719197386" calcext:value-type="float">
            <text:p>-4.790837192</text:p>
          </table:table-cell>
          <table:table-cell table:formula="of:=OFFSET([.$N$2];(ROW()-2)*4;0)" office:value-type="float" office:value="0.00224999999999997" calcext:value-type="float">
            <text:p>0.00225</text:p>
          </table:table-cell>
          <table:table-cell table:formula="of:=OFFSET([.$N$3];(ROW()-2)*4;0)" office:value-type="float" office:value="-0.07" calcext:value-type="float">
            <text:p>-0.07</text:p>
          </table:table-cell>
          <table:table-cell table:formula="of:=OFFSET([.$N$4];(ROW()-2)*4;0)" office:value-type="float" office:value="0.00683719197386168" calcext:value-type="float">
            <text:p>0.006837192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0.043" calcext:value-type="float">
            <text:p>0.043</text:p>
          </table:table-cell>
          <table:table-cell office:value-type="float" office:value="0.0168" calcext:value-type="float">
            <text:p>0.0168</text:p>
          </table:table-cell>
          <table:table-cell table:formula="of:=[.C19]-[.B19]" office:value-type="float" office:value="-0.0262" calcext:value-type="float">
            <text:p>-0.0262</text:p>
          </table:table-cell>
          <table:table-cell/>
          <table:table-cell table:formula="of:=OFFSET([.$C$4];(ROW()-2)*4;0)" office:value-type="float" office:value="-2.6775" calcext:value-type="float">
            <text:p>-2.6775</text:p>
          </table:table-cell>
          <table:table-cell table:formula="of:=OFFSET([.$D$2];(ROW()-2)*4;0)" office:value-type="float" office:value="-0.0145" calcext:value-type="float">
            <text:p>-0.0145</text:p>
          </table:table-cell>
          <table:table-cell table:formula="of:=OFFSET([.$D$3];(ROW()-2)*4;0)" office:value-type="float" office:value="-0.0151" calcext:value-type="float">
            <text:p>-0.0151</text:p>
          </table:table-cell>
          <table:table-cell table:formula="of:=OFFSET([.$D$4];(ROW()-2)*4;0)" office:value-type="float" office:value="0.0794999999999999" calcext:value-type="float">
            <text:p>0.0795</text:p>
          </table:table-cell>
          <table:table-cell/>
          <table:table-cell office:value-type="string" calcext:value-type="string">
            <text:p>y</text:p>
          </table:table-cell>
          <table:table-cell office:value-type="float" office:value="0.05" calcext:value-type="float">
            <text:p>0.05</text:p>
          </table:table-cell>
          <table:table-cell office:value-type="float" office:value="0.049" calcext:value-type="float">
            <text:p>0.049</text:p>
          </table:table-cell>
          <table:table-cell table:formula="of:=[.M19]-[.L19]" office:value-type="float" office:value="-0.001" calcext:value-type="float">
            <text:p>-0.001</text:p>
          </table:table-cell>
          <table:table-cell/>
          <table:table-cell table:formula="of:=OFFSET([.$L$4];(ROW()-2)*4;0)" office:value-type="float" office:value="-4.05161140782282" calcext:value-type="float">
            <text:p>-4.0516114078</text:p>
          </table:table-cell>
          <table:table-cell table:formula="of:=OFFSET([.$N$2];(ROW()-2)*4;0)" office:value-type="float" office:value="-0.02949" calcext:value-type="float">
            <text:p>-0.02949</text:p>
          </table:table-cell>
          <table:table-cell table:formula="of:=OFFSET([.$N$3];(ROW()-2)*4;0)" office:value-type="float" office:value="0.00692" calcext:value-type="float">
            <text:p>0.00692</text:p>
          </table:table-cell>
          <table:table-cell table:formula="of:=OFFSET([.$N$4];(ROW()-2)*4;0)" office:value-type="float" office:value="0.00251140782281833" calcext:value-type="float">
            <text:p>0.0025114078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-3.591" calcext:value-type="float">
            <text:p>-3.591</text:p>
          </table:table-cell>
          <table:table-cell office:value-type="float" office:value="-3.634" calcext:value-type="float">
            <text:p>-3.634</text:p>
          </table:table-cell>
          <table:table-cell table:formula="of:=[.C20]-[.B20]" office:value-type="float" office:value="-0.0429999999999997" calcext:value-type="float">
            <text:p>-0.043</text:p>
          </table:table-cell>
          <table:table-cell/>
          <table:table-cell table:formula="of:=OFFSET([.$C$4];(ROW()-2)*4;0)" office:value-type="float" office:value="-2.3662" calcext:value-type="float">
            <text:p>-2.3662</text:p>
          </table:table-cell>
          <table:table-cell table:formula="of:=OFFSET([.$D$2];(ROW()-2)*4;0)" office:value-type="float" office:value="0.014545" calcext:value-type="float">
            <text:p>0.014545</text:p>
          </table:table-cell>
          <table:table-cell table:formula="of:=OFFSET([.$D$3];(ROW()-2)*4;0)" office:value-type="float" office:value="-0.0213" calcext:value-type="float">
            <text:p>-0.0213</text:p>
          </table:table-cell>
          <table:table-cell table:formula="of:=OFFSET([.$D$4];(ROW()-2)*4;0)" office:value-type="float" office:value="0.0968" calcext:value-type="float">
            <text:p>0.0968</text:p>
          </table:table-cell>
          <table:table-cell/>
          <table:table-cell office:value-type="string" calcext:value-type="string">
            <text:p>z</text:p>
          </table:table-cell>
          <table:table-cell table:formula="of:=-SQRT((3.72^2)-[.L18]^2)" office:value-type="float" office:value="-3.71288297687929" calcext:value-type="float">
            <text:p>-3.7128829769</text:p>
          </table:table-cell>
          <table:table-cell office:value-type="float" office:value="-3.713" calcext:value-type="float">
            <text:p>-3.713</text:p>
          </table:table-cell>
          <table:table-cell table:formula="of:=[.M20]-[.L20]" office:value-type="float" office:value="-0.000117023120712823" calcext:value-type="float">
            <text:p>-0.0001170231</text:p>
          </table:table-cell>
          <table:table-cell/>
          <table:table-cell table:formula="of:=OFFSET([.$L$4];(ROW()-2)*4;0)" office:value-type="float" office:value="-3.46198108024871" calcext:value-type="float">
            <text:p>-3.4619810802</text:p>
          </table:table-cell>
          <table:table-cell table:formula="of:=OFFSET([.$N$2];(ROW()-2)*4;0)" office:value-type="float" office:value="-0.02437" calcext:value-type="float">
            <text:p>-0.02437</text:p>
          </table:table-cell>
          <table:table-cell table:formula="of:=OFFSET([.$N$3];(ROW()-2)*4;0)" office:value-type="float" office:value="0.000640000000000002" calcext:value-type="float">
            <text:p>0.00064</text:p>
          </table:table-cell>
          <table:table-cell table:formula="of:=OFFSET([.$N$4];(ROW()-2)*4;0)" office:value-type="float" office:value="-0.00671891975129357" calcext:value-type="float">
            <text:p>-0.0067189198</text:p>
          </table:table-cell>
        </table:table-row>
        <table:table-row table:style-name="ro1">
          <table:table-cell table:number-columns-repeated="5"/>
          <table:table-cell table:formula="of:=OFFSET([.$C$4];(ROW()-2)*4;0)" office:value-type="float" office:value="-3.716626" calcext:value-type="float">
            <text:p>-3.716626</text:p>
          </table:table-cell>
          <table:table-cell table:formula="of:=OFFSET([.$D$2];(ROW()-2)*4;0)" office:value-type="float" office:value="0.042" calcext:value-type="float">
            <text:p>0.042</text:p>
          </table:table-cell>
          <table:table-cell table:formula="of:=OFFSET([.$D$3];(ROW()-2)*4;0)" office:value-type="float" office:value="0.000120000000000002" calcext:value-type="float">
            <text:p>0.00012</text:p>
          </table:table-cell>
          <table:table-cell table:formula="of:=OFFSET([.$D$4];(ROW()-2)*4;0)" office:value-type="float" office:value="-0.0507098798466754" calcext:value-type="float">
            <text:p>-0.0507098798</text:p>
          </table:table-cell>
          <table:table-cell table:number-columns-repeated="6"/>
          <table:table-cell table:formula="of:=OFFSET([.$L$4];(ROW()-2)*4;0)" office:value-type="float" office:value="0" calcext:value-type="float">
            <text:p>0</text:p>
          </table:table-cell>
          <table:table-cell table:formula="of:=OFFSET([.$N$2];(ROW()-2)*4;0)" office:value-type="float" office:value="0" calcext:value-type="float">
            <text:p>0</text:p>
          </table:table-cell>
          <table:table-cell table:formula="of:=OFFSET([.$N$3];(ROW()-2)*4;0)" office:value-type="float" office:value="0" calcext:value-type="float">
            <text:p>0</text:p>
          </table:table-cell>
          <table:table-cell table:formula="of:=OFFSET([.$N$4];(ROW()-2)*4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table:formula="of:=0.435-0.555" office:value-type="float" office:value="-0.12" calcext:value-type="float">
            <text:p>-0.12</text:p>
          </table:table-cell>
          <table:table-cell office:value-type="float" office:value="0.011" calcext:value-type="float">
            <text:p>0.011</text:p>
          </table:table-cell>
          <table:table-cell table:formula="of:=[.C22]-[.B22]" office:value-type="float" office:value="0.131" calcext:value-type="float">
            <text:p>0.131</text:p>
          </table:table-cell>
          <table:table-cell/>
          <table:table-cell table:formula="of:=OFFSET([.$C$4];(ROW()-2)*4;0)" office:value-type="float" office:value="-4.6777" calcext:value-type="float">
            <text:p>-4.6777</text:p>
          </table:table-cell>
          <table:table-cell table:formula="of:=OFFSET([.$D$2];(ROW()-2)*4;0)" office:value-type="float" office:value="0.0565" calcext:value-type="float">
            <text:p>0.0565</text:p>
          </table:table-cell>
          <table:table-cell table:formula="of:=OFFSET([.$D$3];(ROW()-2)*4;0)" office:value-type="float" office:value="-0.0018" calcext:value-type="float">
            <text:p>-0.0018</text:p>
          </table:table-cell>
          <table:table-cell table:formula="of:=OFFSET([.$D$4];(ROW()-2)*4;0)" office:value-type="float" office:value="-0.182378320742775" calcext:value-type="float">
            <text:p>-0.1823783207</text:p>
          </table:table-cell>
          <table:table-cell/>
          <table:table-cell office:value-type="string" calcext:value-type="string">
            <text:p>x</text:p>
          </table:table-cell>
          <table:table-cell table:formula="of:=0.721-0.85" office:value-type="float" office:value="-0.129" calcext:value-type="float">
            <text:p>-0.129</text:p>
          </table:table-cell>
          <table:table-cell office:value-type="float" office:value="-0.0975" calcext:value-type="float">
            <text:p>-0.0975</text:p>
          </table:table-cell>
          <table:table-cell table:formula="of:=[.M22]-[.L22]" office:value-type="float" office:value="0.0315" calcext:value-type="float">
            <text:p>0.0315</text:p>
          </table:table-cell>
          <table:table-cell/>
          <table:table-cell table:formula="of:=OFFSET([.$L$4];(ROW()-2)*4;0)" office:value-type="float" office:value="0" calcext:value-type="float">
            <text:p>0</text:p>
          </table:table-cell>
          <table:table-cell table:formula="of:=OFFSET([.$N$2];(ROW()-2)*4;0)" office:value-type="float" office:value="0" calcext:value-type="float">
            <text:p>0</text:p>
          </table:table-cell>
          <table:table-cell table:formula="of:=OFFSET([.$N$3];(ROW()-2)*4;0)" office:value-type="float" office:value="0" calcext:value-type="float">
            <text:p>0</text:p>
          </table:table-cell>
          <table:table-cell table:formula="of:=OFFSET([.$N$4];(ROW()-2)*4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0.043" calcext:value-type="float">
            <text:p>0.043</text:p>
          </table:table-cell>
          <table:table-cell office:value-type="float" office:value="0.015" calcext:value-type="float">
            <text:p>0.015</text:p>
          </table:table-cell>
          <table:table-cell table:formula="of:=[.C23]-[.B23]" office:value-type="float" office:value="-0.028" calcext:value-type="float">
            <text:p>-0.028</text:p>
          </table:table-cell>
          <table:table-cell/>
          <table:table-cell table:formula="of:=OFFSET([.$C$4];(ROW()-2)*4;0)" office:value-type="float" office:value="-3.3704" calcext:value-type="float">
            <text:p>-3.3704</text:p>
          </table:table-cell>
          <table:table-cell table:formula="of:=OFFSET([.$D$2];(ROW()-2)*4;0)" office:value-type="float" office:value="-0.0698" calcext:value-type="float">
            <text:p>-0.0698</text:p>
          </table:table-cell>
          <table:table-cell table:formula="of:=OFFSET([.$D$3];(ROW()-2)*4;0)" office:value-type="float" office:value="-0.0257" calcext:value-type="float">
            <text:p>-0.0257</text:p>
          </table:table-cell>
          <table:table-cell table:formula="of:=OFFSET([.$D$4];(ROW()-2)*4;0)" office:value-type="float" office:value="0.0125011218183722" calcext:value-type="float">
            <text:p>0.0125011218</text:p>
          </table:table-cell>
          <table:table-cell/>
          <table:table-cell office:value-type="string" calcext:value-type="string">
            <text:p>y</text:p>
          </table:table-cell>
          <table:table-cell office:value-type="float" office:value="0.05" calcext:value-type="float">
            <text:p>0.05</text:p>
          </table:table-cell>
          <table:table-cell office:value-type="float" office:value="0.0402" calcext:value-type="float">
            <text:p>0.0402</text:p>
          </table:table-cell>
          <table:table-cell table:formula="of:=[.M23]-[.L23]" office:value-type="float" office:value="-0.0098" calcext:value-type="float">
            <text:p>-0.0098</text:p>
          </table:table-cell>
          <table:table-cell/>
          <table:table-cell table:formula="of:=OFFSET([.$L$4];(ROW()-2)*4;0)" office:value-type="float" office:value="0" calcext:value-type="float">
            <text:p>0</text:p>
          </table:table-cell>
          <table:table-cell table:formula="of:=OFFSET([.$N$2];(ROW()-2)*4;0)" office:value-type="float" office:value="0" calcext:value-type="float">
            <text:p>0</text:p>
          </table:table-cell>
          <table:table-cell table:formula="of:=OFFSET([.$N$3];(ROW()-2)*4;0)" office:value-type="float" office:value="0" calcext:value-type="float">
            <text:p>0</text:p>
          </table:table-cell>
          <table:table-cell table:formula="of:=OFFSET([.$N$4];(ROW()-2)*4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-3.307" calcext:value-type="float">
            <text:p>-3.307</text:p>
          </table:table-cell>
          <table:table-cell office:value-type="float" office:value="-3.2688" calcext:value-type="float">
            <text:p>-3.2688</text:p>
          </table:table-cell>
          <table:table-cell table:formula="of:=[.C24]-[.B24]" office:value-type="float" office:value="0.0381999999999998" calcext:value-type="float">
            <text:p>0.0382</text:p>
          </table:table-cell>
          <table:table-cell table:number-columns-repeated="6"/>
          <table:table-cell office:value-type="string" calcext:value-type="string">
            <text:p>z</text:p>
          </table:table-cell>
          <table:table-cell table:formula="of:=-SQRT((3.27^2)-[.L22]^2)" office:value-type="float" office:value="-3.26745451383795" calcext:value-type="float">
            <text:p>-3.2674545138</text:p>
          </table:table-cell>
          <table:table-cell office:value-type="float" office:value="-3.2856" calcext:value-type="float">
            <text:p>-3.2856</text:p>
          </table:table-cell>
          <table:table-cell table:formula="of:=[.M24]-[.L24]" office:value-type="float" office:value="-0.0181454861620494" calcext:value-type="float">
            <text:p>-0.0181454862</text:p>
          </table:table-cell>
          <table:table-cell/>
          <table:table-cell table:formula="of:=OFFSET([.$L$4];(ROW()-2)*4;0)" office:value-type="float" office:value="0" calcext:value-type="float">
            <text:p>0</text:p>
          </table:table-cell>
          <table:table-cell table:formula="of:=OFFSET([.$N$2];(ROW()-2)*4;0)" office:value-type="float" office:value="0" calcext:value-type="float">
            <text:p>0</text:p>
          </table:table-cell>
          <table:table-cell table:formula="of:=OFFSET([.$N$3];(ROW()-2)*4;0)" office:value-type="float" office:value="0" calcext:value-type="float">
            <text:p>0</text:p>
          </table:table-cell>
          <table:table-cell table:formula="of:=OFFSET([.$N$4];(ROW()-2)*4;0)" office:value-type="float" office:value="0" calcext:value-type="float">
            <text:p>0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x</text:p>
          </table:table-cell>
          <table:table-cell table:formula="of:=0.831-0.555" office:value-type="float" office:value="0.276" calcext:value-type="float">
            <text:p>0.276</text:p>
          </table:table-cell>
          <table:table-cell office:value-type="float" office:value="0.42" calcext:value-type="float">
            <text:p>0.42</text:p>
          </table:table-cell>
          <table:table-cell table:formula="of:=[.C26]-[.B26]" office:value-type="float" office:value="0.144" calcext:value-type="float">
            <text:p>0.144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formula="of:=1.033-0.9" office:value-type="float" office:value="0.133" calcext:value-type="float">
            <text:p>0.133</text:p>
          </table:table-cell>
          <table:table-cell office:value-type="float" office:value="0.13247" calcext:value-type="float">
            <text:p>0.13247</text:p>
          </table:table-cell>
          <table:table-cell table:formula="of:=[.M26]-[.L26]" office:value-type="float" office:value="-0.000529999999999892" calcext:value-type="float">
            <text:p>-0.000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0.043" calcext:value-type="float">
            <text:p>0.043</text:p>
          </table:table-cell>
          <table:table-cell office:value-type="float" office:value="0.0172" calcext:value-type="float">
            <text:p>0.0172</text:p>
          </table:table-cell>
          <table:table-cell table:formula="of:=[.C27]-[.B27]" office:value-type="float" office:value="-0.0258" calcext:value-type="float">
            <text:p>-0.0258</text:p>
          </table:table-cell>
          <table:table-cell table:number-columns-repeated="6"/>
          <table:table-cell office:value-type="string" calcext:value-type="string">
            <text:p>y</text:p>
          </table:table-cell>
          <table:table-cell office:value-type="float" office:value="0.035" calcext:value-type="float">
            <text:p>0.035</text:p>
          </table:table-cell>
          <table:table-cell office:value-type="float" office:value="0.0222" calcext:value-type="float">
            <text:p>0.0222</text:p>
          </table:table-cell>
          <table:table-cell table:formula="of:=[.M27]-[.L27]" office:value-type="float" office:value="-0.0128" calcext:value-type="float">
            <text:p>-0.01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-3.65" calcext:value-type="float">
            <text:p>-3.65</text:p>
          </table:table-cell>
          <table:table-cell office:value-type="float" office:value="-3.674" calcext:value-type="float">
            <text:p>-3.674</text:p>
          </table:table-cell>
          <table:table-cell table:formula="of:=[.C28]-[.B28]" office:value-type="float" office:value="-0.024" calcext:value-type="float">
            <text:p>-0.024</text:p>
          </table:table-cell>
          <table:table-cell table:number-columns-repeated="6"/>
          <table:table-cell office:value-type="string" calcext:value-type="string">
            <text:p>z</text:p>
          </table:table-cell>
          <table:table-cell table:formula="of:=-SQRT((4.26^2)-[.L26]^2)" office:value-type="float" office:value="-4.25792332011745" calcext:value-type="float">
            <text:p>-4.2579233201</text:p>
          </table:table-cell>
          <table:table-cell office:value-type="float" office:value="-4.246" calcext:value-type="float">
            <text:p>-4.246</text:p>
          </table:table-cell>
          <table:table-cell table:formula="of:=[.M28]-[.L28]" office:value-type="float" office:value="0.0119233201174485" calcext:value-type="float">
            <text:p>0.0119233201</text:p>
          </table:table-cell>
          <table:table-cell table:number-columns-repeated="5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012" calcext:value-type="float">
            <text:p>0.012</text:p>
          </table:table-cell>
          <table:table-cell office:value-type="float" office:value="-0.00534" calcext:value-type="float">
            <text:p>-0.00534</text:p>
          </table:table-cell>
          <table:table-cell table:formula="of:=[.C30]-[.B30]" office:value-type="float" office:value="-0.01734" calcext:value-type="float">
            <text:p>-0.01734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formula="of:=0.847-0.9" office:value-type="float" office:value="-0.053" calcext:value-type="float">
            <text:p>-0.053</text:p>
          </table:table-cell>
          <table:table-cell office:value-type="float" office:value="-0.0559" calcext:value-type="float">
            <text:p>-0.0559</text:p>
          </table:table-cell>
          <table:table-cell table:formula="of:=[.M30]-[.L30]" office:value-type="float" office:value="-0.00289999999999996" calcext:value-type="float">
            <text:p>-0.00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0.048" calcext:value-type="float">
            <text:p>0.048</text:p>
          </table:table-cell>
          <table:table-cell office:value-type="float" office:value="0.01833" calcext:value-type="float">
            <text:p>0.01833</text:p>
          </table:table-cell>
          <table:table-cell table:formula="of:=[.C31]-[.B31]" office:value-type="float" office:value="-0.02967" calcext:value-type="float">
            <text:p>-0.02967</text:p>
          </table:table-cell>
          <table:table-cell table:number-columns-repeated="6"/>
          <table:table-cell office:value-type="string" calcext:value-type="string">
            <text:p>y</text:p>
          </table:table-cell>
          <table:table-cell office:value-type="float" office:value="0.035" calcext:value-type="float">
            <text:p>0.035</text:p>
          </table:table-cell>
          <table:table-cell office:value-type="float" office:value="0.0317" calcext:value-type="float">
            <text:p>0.0317</text:p>
          </table:table-cell>
          <table:table-cell table:formula="of:=[.M31]-[.L31]" office:value-type="float" office:value="-0.0033" calcext:value-type="float">
            <text:p>-0.00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-2.88" calcext:value-type="float">
            <text:p>-2.88</text:p>
          </table:table-cell>
          <table:table-cell office:value-type="float" office:value="-2.841" calcext:value-type="float">
            <text:p>-2.841</text:p>
          </table:table-cell>
          <table:table-cell table:formula="of:=[.C32]-[.B32]" office:value-type="float" office:value="0.0389999999999997" calcext:value-type="float">
            <text:p>0.039</text:p>
          </table:table-cell>
          <table:table-cell table:number-columns-repeated="6"/>
          <table:table-cell office:value-type="string" calcext:value-type="string">
            <text:p>z</text:p>
          </table:table-cell>
          <table:table-cell table:formula="of:=-SQRT((3.978^2)-[.L30]^2)" office:value-type="float" office:value="-3.97764691746263" calcext:value-type="float">
            <text:p>-3.9776469175</text:p>
          </table:table-cell>
          <table:table-cell office:value-type="float" office:value="-3.959" calcext:value-type="float">
            <text:p>-3.959</text:p>
          </table:table-cell>
          <table:table-cell table:formula="of:=[.M32]-[.L32]" office:value-type="float" office:value="0.0186469174626347" calcext:value-type="float">
            <text:p>0.0186469175</text:p>
          </table:table-cell>
          <table:table-cell table:number-columns-repeated="5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03" calcext:value-type="float">
            <text:p>0.03</text:p>
          </table:table-cell>
          <table:table-cell office:value-type="float" office:value="0.0339" calcext:value-type="float">
            <text:p>0.0339</text:p>
          </table:table-cell>
          <table:table-cell table:formula="of:=[.C34]-[.B34]" office:value-type="float" office:value="0.0039" calcext:value-type="float">
            <text:p>0.0039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formula="of:=1.08-0.9" office:value-type="float" office:value="0.18" calcext:value-type="float">
            <text:p>0.18</text:p>
          </table:table-cell>
          <table:table-cell office:value-type="float" office:value="0.137" calcext:value-type="float">
            <text:p>0.137</text:p>
          </table:table-cell>
          <table:table-cell table:formula="of:=[.M34]-[.L34]" office:value-type="float" office:value="-0.043" calcext:value-type="float">
            <text:p>-0.0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0.048" calcext:value-type="float">
            <text:p>0.048</text:p>
          </table:table-cell>
          <table:table-cell office:value-type="float" office:value="0.021773" calcext:value-type="float">
            <text:p>0.021773</text:p>
          </table:table-cell>
          <table:table-cell table:formula="of:=[.C35]-[.B35]" office:value-type="float" office:value="-0.026227" calcext:value-type="float">
            <text:p>-0.026227</text:p>
          </table:table-cell>
          <table:table-cell table:number-columns-repeated="6"/>
          <table:table-cell office:value-type="string" calcext:value-type="string">
            <text:p>y</text:p>
          </table:table-cell>
          <table:table-cell office:value-type="float" office:value="0.035" calcext:value-type="float">
            <text:p>0.035</text:p>
          </table:table-cell>
          <table:table-cell office:value-type="float" office:value="0.03573" calcext:value-type="float">
            <text:p>0.03573</text:p>
          </table:table-cell>
          <table:table-cell table:formula="of:=[.M35]-[.L35]" office:value-type="float" office:value="0.000730000000000001" calcext:value-type="float">
            <text:p>0.0007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-3.424" calcext:value-type="float">
            <text:p>-3.424</text:p>
          </table:table-cell>
          <table:table-cell office:value-type="float" office:value="-3.4416" calcext:value-type="float">
            <text:p>-3.4416</text:p>
          </table:table-cell>
          <table:table-cell table:formula="of:=[.C36]-[.B36]" office:value-type="float" office:value="-0.0176000000000003" calcext:value-type="float">
            <text:p>-0.0176</text:p>
          </table:table-cell>
          <table:table-cell table:number-columns-repeated="6"/>
          <table:table-cell office:value-type="string" calcext:value-type="string">
            <text:p>z</text:p>
          </table:table-cell>
          <table:table-cell table:formula="of:=-SQRT((3.49^2)-[.L34]^2)" office:value-type="float" office:value="-3.4853550751681" calcext:value-type="float">
            <text:p>-3.4853550752</text:p>
          </table:table-cell>
          <table:table-cell office:value-type="float" office:value="-3.4687" calcext:value-type="float">
            <text:p>-3.4687</text:p>
          </table:table-cell>
          <table:table-cell table:formula="of:=[.M36]-[.L36]" office:value-type="float" office:value="0.0166550751680954" calcext:value-type="float">
            <text:p>0.0166550752</text:p>
          </table:table-cell>
          <table:table-cell table:number-columns-repeated="5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x</text:p>
          </table:table-cell>
          <table:table-cell table:formula="of:=1.033-0.87" office:value-type="float" office:value="0.163" calcext:value-type="float">
            <text:p>0.163</text:p>
          </table:table-cell>
          <table:table-cell office:value-type="float" office:value="0.1539" calcext:value-type="float">
            <text:p>0.1539</text:p>
          </table:table-cell>
          <table:table-cell table:formula="of:=[.C38]-[.B38]" office:value-type="float" office:value="-0.00909999999999991" calcext:value-type="float">
            <text:p>-0.0091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formula="of:=0.736-0.9" office:value-type="float" office:value="-0.164" calcext:value-type="float">
            <text:p>-0.164</text:p>
          </table:table-cell>
          <table:table-cell office:value-type="float" office:value="-0.1765" calcext:value-type="float">
            <text:p>-0.1765</text:p>
          </table:table-cell>
          <table:table-cell table:formula="of:=[.M38]-[.L38]" office:value-type="float" office:value="-0.0125" calcext:value-type="float">
            <text:p>-0.01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0.048" calcext:value-type="float">
            <text:p>0.048</text:p>
          </table:table-cell>
          <table:table-cell office:value-type="float" office:value="0.0208" calcext:value-type="float">
            <text:p>0.0208</text:p>
          </table:table-cell>
          <table:table-cell table:formula="of:=[.C39]-[.B39]" office:value-type="float" office:value="-0.0272" calcext:value-type="float">
            <text:p>-0.0272</text:p>
          </table:table-cell>
          <table:table-cell table:number-columns-repeated="6"/>
          <table:table-cell office:value-type="string" calcext:value-type="string">
            <text:p>y</text:p>
          </table:table-cell>
          <table:table-cell office:value-type="float" office:value="0.035" calcext:value-type="float">
            <text:p>0.035</text:p>
          </table:table-cell>
          <table:table-cell office:value-type="float" office:value="0.0362" calcext:value-type="float">
            <text:p>0.0362</text:p>
          </table:table-cell>
          <table:table-cell table:formula="of:=[.M39]-[.L39]" office:value-type="float" office:value="0.0012" calcext:value-type="float">
            <text:p>0.00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-2.95" calcext:value-type="float">
            <text:p>-2.95</text:p>
          </table:table-cell>
          <table:table-cell office:value-type="float" office:value="-2.8915" calcext:value-type="float">
            <text:p>-2.8915</text:p>
          </table:table-cell>
          <table:table-cell table:formula="of:=[.C40]-[.B40]" office:value-type="float" office:value="0.0585" calcext:value-type="float">
            <text:p>0.0585</text:p>
          </table:table-cell>
          <table:table-cell table:number-columns-repeated="6"/>
          <table:table-cell office:value-type="string" calcext:value-type="string">
            <text:p>z</text:p>
          </table:table-cell>
          <table:table-cell table:formula="of:=-SQRT((3.361^2)-[.L38]^2)" office:value-type="float" office:value="-3.3569964253779" calcext:value-type="float">
            <text:p>-3.3569964254</text:p>
          </table:table-cell>
          <table:table-cell office:value-type="float" office:value="-3.4052" calcext:value-type="float">
            <text:p>-3.4052</text:p>
          </table:table-cell>
          <table:table-cell table:formula="of:=[.M40]-[.L40]" office:value-type="float" office:value="-0.0482035746220997" calcext:value-type="float">
            <text:p>-0.0482035746</text:p>
          </table:table-cell>
          <table:table-cell table:number-columns-repeated="5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x</text:p>
          </table:table-cell>
          <table:table-cell table:formula="of:=1.438-0.87" office:value-type="float" office:value="0.568" calcext:value-type="float">
            <text:p>0.568</text:p>
          </table:table-cell>
          <table:table-cell office:value-type="float" office:value="0.5762" calcext:value-type="float">
            <text:p>0.5762</text:p>
          </table:table-cell>
          <table:table-cell table:formula="of:=[.C42]-[.B42]" office:value-type="float" office:value="0.0082000000000001" calcext:value-type="float">
            <text:p>0.0082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formula="of:=1.03-0.9" office:value-type="float" office:value="0.13" calcext:value-type="float">
            <text:p>0.13</text:p>
          </table:table-cell>
          <table:table-cell office:value-type="float" office:value="0.076" calcext:value-type="float">
            <text:p>0.076</text:p>
          </table:table-cell>
          <table:table-cell table:formula="of:=[.M42]-[.L42]" office:value-type="float" office:value="-0.054" calcext:value-type="float">
            <text:p>-0.05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0.048" calcext:value-type="float">
            <text:p>0.048</text:p>
          </table:table-cell>
          <table:table-cell office:value-type="float" office:value="0.0444" calcext:value-type="float">
            <text:p>0.0444</text:p>
          </table:table-cell>
          <table:table-cell table:formula="of:=[.C43]-[.B43]" office:value-type="float" office:value="-0.0036" calcext:value-type="float">
            <text:p>-0.0036</text:p>
          </table:table-cell>
          <table:table-cell table:number-columns-repeated="6"/>
          <table:table-cell office:value-type="string" calcext:value-type="string">
            <text:p>y</text:p>
          </table:table-cell>
          <table:table-cell office:value-type="float" office:value="0.035" calcext:value-type="float">
            <text:p>0.035</text:p>
          </table:table-cell>
          <table:table-cell office:value-type="float" office:value="0.0452" calcext:value-type="float">
            <text:p>0.0452</text:p>
          </table:table-cell>
          <table:table-cell table:formula="of:=[.M43]-[.L43]" office:value-type="float" office:value="0.0102" calcext:value-type="float">
            <text:p>0.01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-3.845" calcext:value-type="float">
            <text:p>-3.845</text:p>
          </table:table-cell>
          <table:table-cell office:value-type="float" office:value="-3.8944" calcext:value-type="float">
            <text:p>-3.8944</text:p>
          </table:table-cell>
          <table:table-cell table:formula="of:=[.C44]-[.B44]" office:value-type="float" office:value="-0.0494000000000003" calcext:value-type="float">
            <text:p>-0.0494</text:p>
          </table:table-cell>
          <table:table-cell table:number-columns-repeated="6"/>
          <table:table-cell office:value-type="string" calcext:value-type="string">
            <text:p>z</text:p>
          </table:table-cell>
          <table:table-cell table:formula="of:=-SQRT((2.91^2)-[.L42]^2)" office:value-type="float" office:value="-2.90709476969706" calcext:value-type="float">
            <text:p>-2.9070947697</text:p>
          </table:table-cell>
          <table:table-cell office:value-type="float" office:value="-2.90567" calcext:value-type="float">
            <text:p>-2.90567</text:p>
          </table:table-cell>
          <table:table-cell table:formula="of:=[.M44]-[.L44]" office:value-type="float" office:value="0.00142476969705951" calcext:value-type="float">
            <text:p>0.0014247697</text:p>
          </table:table-cell>
          <table:table-cell table:number-columns-repeated="5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x</text:p>
          </table:table-cell>
          <table:table-cell table:formula="of:=1.425-0.87" office:value-type="float" office:value="0.555" calcext:value-type="float">
            <text:p>0.555</text:p>
          </table:table-cell>
          <table:table-cell office:value-type="float" office:value="0.5502" calcext:value-type="float">
            <text:p>0.5502</text:p>
          </table:table-cell>
          <table:table-cell table:formula="of:=[.C46]-[.B46]" office:value-type="float" office:value="-0.00480000000000003" calcext:value-type="float">
            <text:p>-0.0048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formula="of:=1.064-0.9" office:value-type="float" office:value="0.164" calcext:value-type="float">
            <text:p>0.164</text:p>
          </table:table-cell>
          <table:table-cell office:value-type="float" office:value="0.1664" calcext:value-type="float">
            <text:p>0.1664</text:p>
          </table:table-cell>
          <table:table-cell table:formula="of:=[.M46]-[.L46]" office:value-type="float" office:value="0.00239999999999999" calcext:value-type="float">
            <text:p>0.00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0.048" calcext:value-type="float">
            <text:p>0.048</text:p>
          </table:table-cell>
          <table:table-cell office:value-type="float" office:value="0.0428" calcext:value-type="float">
            <text:p>0.0428</text:p>
          </table:table-cell>
          <table:table-cell table:formula="of:=[.C47]-[.B47]" office:value-type="float" office:value="-0.0052" calcext:value-type="float">
            <text:p>-0.0052</text:p>
          </table:table-cell>
          <table:table-cell table:number-columns-repeated="6"/>
          <table:table-cell office:value-type="string" calcext:value-type="string">
            <text:p>y</text:p>
          </table:table-cell>
          <table:table-cell office:value-type="float" office:value="0.035" calcext:value-type="float">
            <text:p>0.035</text:p>
          </table:table-cell>
          <table:table-cell office:value-type="float" office:value="0.04299" calcext:value-type="float">
            <text:p>0.04299</text:p>
          </table:table-cell>
          <table:table-cell table:formula="of:=[.M47]-[.L47]" office:value-type="float" office:value="0.00799" calcext:value-type="float">
            <text:p>0.007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-4.162" calcext:value-type="float">
            <text:p>-4.162</text:p>
          </table:table-cell>
          <table:table-cell office:value-type="float" office:value="-4.3065" calcext:value-type="float">
            <text:p>-4.3065</text:p>
          </table:table-cell>
          <table:table-cell table:formula="of:=[.C48]-[.B48]" office:value-type="float" office:value="-0.1445" calcext:value-type="float">
            <text:p>-0.1445</text:p>
          </table:table-cell>
          <table:table-cell table:number-columns-repeated="6"/>
          <table:table-cell office:value-type="string" calcext:value-type="string">
            <text:p>z</text:p>
          </table:table-cell>
          <table:table-cell table:formula="of:=-SQRT((3.257^2)-[.L46]^2)" office:value-type="float" office:value="-3.25286842648146" calcext:value-type="float">
            <text:p>-3.2528684265</text:p>
          </table:table-cell>
          <table:table-cell office:value-type="float" office:value="-3.2571" calcext:value-type="float">
            <text:p>-3.2571</text:p>
          </table:table-cell>
          <table:table-cell table:formula="of:=[.M48]-[.L48]" office:value-type="float" office:value="-0.0042315735185352" calcext:value-type="float">
            <text:p>-0.0042315735</text:p>
          </table:table-cell>
          <table:table-cell table:number-columns-repeated="5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x</text:p>
          </table:table-cell>
          <table:table-cell table:formula="of:=0.75-0.87" office:value-type="float" office:value="-0.12" calcext:value-type="float">
            <text:p>-0.12</text:p>
          </table:table-cell>
          <table:table-cell office:value-type="float" office:value="-0.1171" calcext:value-type="float">
            <text:p>-0.1171</text:p>
          </table:table-cell>
          <table:table-cell table:formula="of:=[.C50]-[.B50]" office:value-type="float" office:value="0.00289999999999999" calcext:value-type="float">
            <text:p>0.0029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formula="of:=1.017-0.92" office:value-type="float" office:value="0.0969999999999999" calcext:value-type="float">
            <text:p>0.097</text:p>
          </table:table-cell>
          <table:table-cell office:value-type="float" office:value="0.09876" calcext:value-type="float">
            <text:p>0.09876</text:p>
          </table:table-cell>
          <table:table-cell table:formula="of:=[.M50]-[.L50]" office:value-type="float" office:value="0.00176000000000015" calcext:value-type="float">
            <text:p>0.001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0.048" calcext:value-type="float">
            <text:p>0.048</text:p>
          </table:table-cell>
          <table:table-cell office:value-type="float" office:value="0.015" calcext:value-type="float">
            <text:p>0.015</text:p>
          </table:table-cell>
          <table:table-cell table:formula="of:=[.C51]-[.B51]" office:value-type="float" office:value="-0.033" calcext:value-type="float">
            <text:p>-0.033</text:p>
          </table:table-cell>
          <table:table-cell table:number-columns-repeated="6"/>
          <table:table-cell office:value-type="string" calcext:value-type="string">
            <text:p>y</text:p>
          </table:table-cell>
          <table:table-cell office:value-type="float" office:value="0.035" calcext:value-type="float">
            <text:p>0.035</text:p>
          </table:table-cell>
          <table:table-cell office:value-type="float" office:value="0.03337" calcext:value-type="float">
            <text:p>0.03337</text:p>
          </table:table-cell>
          <table:table-cell table:formula="of:=[.M51]-[.L51]" office:value-type="float" office:value="-0.00163" calcext:value-type="float">
            <text:p>-0.0016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-3.311" calcext:value-type="float">
            <text:p>-3.311</text:p>
          </table:table-cell>
          <table:table-cell office:value-type="float" office:value="-3.302" calcext:value-type="float">
            <text:p>-3.302</text:p>
          </table:table-cell>
          <table:table-cell table:formula="of:=[.C52]-[.B52]" office:value-type="float" office:value="0.0089999999999999" calcext:value-type="float">
            <text:p>0.009</text:p>
          </table:table-cell>
          <table:table-cell table:number-columns-repeated="6"/>
          <table:table-cell office:value-type="string" calcext:value-type="string">
            <text:p>z</text:p>
          </table:table-cell>
          <table:table-cell table:formula="of:=-SQRT((3.764^2)-[.L50]^2)" office:value-type="float" office:value="-3.76274992525414" calcext:value-type="float">
            <text:p>-3.7627499253</text:p>
          </table:table-cell>
          <table:table-cell office:value-type="float" office:value="-3.75207" calcext:value-type="float">
            <text:p>-3.75207</text:p>
          </table:table-cell>
          <table:table-cell table:formula="of:=[.M52]-[.L52]" office:value-type="float" office:value="0.0106799252541356" calcext:value-type="float">
            <text:p>0.0106799253</text:p>
          </table:table-cell>
          <table:table-cell table:number-columns-repeated="5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x</text:p>
          </table:table-cell>
          <table:table-cell table:formula="of:=1.02-0.87" office:value-type="float" office:value="0.15" calcext:value-type="float">
            <text:p>0.15</text:p>
          </table:table-cell>
          <table:table-cell office:value-type="float" office:value="0.1371" calcext:value-type="float">
            <text:p>0.1371</text:p>
          </table:table-cell>
          <table:table-cell table:formula="of:=[.C54]-[.B54]" office:value-type="float" office:value="-0.0129" calcext:value-type="float">
            <text:p>-0.0129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formula="of:=1.1-0.92" office:value-type="float" office:value="0.18" calcext:value-type="float">
            <text:p>0.18</text:p>
          </table:table-cell>
          <table:table-cell office:value-type="float" office:value="0.1772" calcext:value-type="float">
            <text:p>0.1772</text:p>
          </table:table-cell>
          <table:table-cell table:formula="of:=[.M54]-[.L54]" office:value-type="float" office:value="-0.00280000000000005" calcext:value-type="float">
            <text:p>-0.00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0.048" calcext:value-type="float">
            <text:p>0.048</text:p>
          </table:table-cell>
          <table:table-cell office:value-type="float" office:value="0.02595" calcext:value-type="float">
            <text:p>0.02595</text:p>
          </table:table-cell>
          <table:table-cell table:formula="of:=[.C55]-[.B55]" office:value-type="float" office:value="-0.02205" calcext:value-type="float">
            <text:p>-0.02205</text:p>
          </table:table-cell>
          <table:table-cell table:number-columns-repeated="6"/>
          <table:table-cell office:value-type="string" calcext:value-type="string">
            <text:p>y</text:p>
          </table:table-cell>
          <table:table-cell office:value-type="float" office:value="0.035" calcext:value-type="float">
            <text:p>0.035</text:p>
          </table:table-cell>
          <table:table-cell office:value-type="float" office:value="0.04433" calcext:value-type="float">
            <text:p>0.04433</text:p>
          </table:table-cell>
          <table:table-cell table:formula="of:=[.M55]-[.L55]" office:value-type="float" office:value="0.00933" calcext:value-type="float">
            <text:p>0.009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-3.275" calcext:value-type="float">
            <text:p>-3.275</text:p>
          </table:table-cell>
          <table:table-cell office:value-type="float" office:value="-3.2689" calcext:value-type="float">
            <text:p>-3.2689</text:p>
          </table:table-cell>
          <table:table-cell table:formula="of:=[.C56]-[.B56]" office:value-type="float" office:value="0.00609999999999999" calcext:value-type="float">
            <text:p>0.0061</text:p>
          </table:table-cell>
          <table:table-cell table:number-columns-repeated="6"/>
          <table:table-cell office:value-type="string" calcext:value-type="string">
            <text:p>z</text:p>
          </table:table-cell>
          <table:table-cell table:formula="of:=-SQRT((4.245^2)-[.L54]^2)" office:value-type="float" office:value="-4.24118202863306" calcext:value-type="float">
            <text:p>-4.2411820286</text:p>
          </table:table-cell>
          <table:table-cell office:value-type="float" office:value="-4.2457" calcext:value-type="float">
            <text:p>-4.2457</text:p>
          </table:table-cell>
          <table:table-cell table:formula="of:=[.M56]-[.L56]" office:value-type="float" office:value="-0.00451797136694498" calcext:value-type="float">
            <text:p>-0.0045179714</text:p>
          </table:table-cell>
          <table:table-cell table:number-columns-repeated="5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x</text:p>
          </table:table-cell>
          <table:table-cell table:formula="of:=1.41-0.87" office:value-type="float" office:value="0.54" calcext:value-type="float">
            <text:p>0.54</text:p>
          </table:table-cell>
          <table:table-cell office:value-type="float" office:value="0.56223" calcext:value-type="float">
            <text:p>0.56223</text:p>
          </table:table-cell>
          <table:table-cell table:formula="of:=[.C58]-[.B58]" office:value-type="float" office:value="0.0222299999999999" calcext:value-type="float">
            <text:p>0.02223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formula="of:=1.607-0.904" office:value-type="float" office:value="0.703" calcext:value-type="float">
            <text:p>0.703</text:p>
          </table:table-cell>
          <table:table-cell office:value-type="float" office:value="0.7137" calcext:value-type="float">
            <text:p>0.7137</text:p>
          </table:table-cell>
          <table:table-cell table:formula="of:=[.M58]-[.L58]" office:value-type="float" office:value="0.0107" calcext:value-type="float">
            <text:p>0.01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0.048" calcext:value-type="float">
            <text:p>0.048</text:p>
          </table:table-cell>
          <table:table-cell office:value-type="float" office:value="0.04618" calcext:value-type="float">
            <text:p>0.04618</text:p>
          </table:table-cell>
          <table:table-cell table:formula="of:=[.C59]-[.B59]" office:value-type="float" office:value="-0.00182" calcext:value-type="float">
            <text:p>-0.00182</text:p>
          </table:table-cell>
          <table:table-cell table:number-columns-repeated="6"/>
          <table:table-cell office:value-type="string" calcext:value-type="string">
            <text:p>y</text:p>
          </table:table-cell>
          <table:table-cell office:value-type="float" office:value="0.035" calcext:value-type="float">
            <text:p>0.035</text:p>
          </table:table-cell>
          <table:table-cell office:value-type="float" office:value="0.0352" calcext:value-type="float">
            <text:p>0.0352</text:p>
          </table:table-cell>
          <table:table-cell table:formula="of:=[.M59]-[.L59]" office:value-type="float" office:value="0.000199999999999999" calcext:value-type="float">
            <text:p>0.00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-3.643" calcext:value-type="float">
            <text:p>-3.643</text:p>
          </table:table-cell>
          <table:table-cell office:value-type="float" office:value="-3.675" calcext:value-type="float">
            <text:p>-3.675</text:p>
          </table:table-cell>
          <table:table-cell table:formula="of:=[.C60]-[.B60]" office:value-type="float" office:value="-0.032" calcext:value-type="float">
            <text:p>-0.032</text:p>
          </table:table-cell>
          <table:table-cell table:number-columns-repeated="6"/>
          <table:table-cell office:value-type="string" calcext:value-type="string">
            <text:p>z</text:p>
          </table:table-cell>
          <table:table-cell table:formula="of:=-SQRT((4.546^2)-[.L58]^2)" office:value-type="float" office:value="-4.49131461823818" calcext:value-type="float">
            <text:p>-4.4913146182</text:p>
          </table:table-cell>
          <table:table-cell office:value-type="float" office:value="-4.5263" calcext:value-type="float">
            <text:p>-4.5263</text:p>
          </table:table-cell>
          <table:table-cell table:formula="of:=[.M60]-[.L60]" office:value-type="float" office:value="-0.0349853817618166" calcext:value-type="float">
            <text:p>-0.0349853818</text:p>
          </table:table-cell>
          <table:table-cell table:number-columns-repeated="5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x</text:p>
          </table:table-cell>
          <table:table-cell table:formula="of:=1.503-0.87" office:value-type="float" office:value="0.633" calcext:value-type="float">
            <text:p>0.633</text:p>
          </table:table-cell>
          <table:table-cell office:value-type="float" office:value="0.6336" calcext:value-type="float">
            <text:p>0.6336</text:p>
          </table:table-cell>
          <table:table-cell table:formula="of:=[.C62]-[.B62]" office:value-type="float" office:value="0.000599999999999934" calcext:value-type="float">
            <text:p>0.0006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formula="of:=1.25-0.9" office:value-type="float" office:value="0.35" calcext:value-type="float">
            <text:p>0.35</text:p>
          </table:table-cell>
          <table:table-cell office:value-type="float" office:value="0.4748" calcext:value-type="float">
            <text:p>0.4748</text:p>
          </table:table-cell>
          <table:table-cell table:formula="of:=[.M62]-[.L62]" office:value-type="float" office:value="0.1248" calcext:value-type="float">
            <text:p>0.12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0.048" calcext:value-type="float">
            <text:p>0.048</text:p>
          </table:table-cell>
          <table:table-cell office:value-type="float" office:value="0.04053" calcext:value-type="float">
            <text:p>0.04053</text:p>
          </table:table-cell>
          <table:table-cell table:formula="of:=[.C63]-[.B63]" office:value-type="float" office:value="-0.00747" calcext:value-type="float">
            <text:p>-0.00747</text:p>
          </table:table-cell>
          <table:table-cell table:number-columns-repeated="6"/>
          <table:table-cell office:value-type="string" calcext:value-type="string">
            <text:p>y</text:p>
          </table:table-cell>
          <table:table-cell office:value-type="float" office:value="0.035" calcext:value-type="float">
            <text:p>0.035</text:p>
          </table:table-cell>
          <table:table-cell office:value-type="float" office:value="0.01194" calcext:value-type="float">
            <text:p>0.01194</text:p>
          </table:table-cell>
          <table:table-cell table:formula="of:=[.M63]-[.L63]" office:value-type="float" office:value="-0.02306" calcext:value-type="float">
            <text:p>-0.023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</text:p>
          </table:table-cell>
          <table:table-cell table:formula="of:=-SQRT((3.581^2)-[.B62]^2)" office:value-type="float" office:value="-3.52460948191427" calcext:value-type="float">
            <text:p>-3.5246094819</text:p>
          </table:table-cell>
          <table:table-cell office:value-type="float" office:value="-3.55434" calcext:value-type="float">
            <text:p>-3.55434</text:p>
          </table:table-cell>
          <table:table-cell table:formula="of:=[.C64]-[.B64]" office:value-type="float" office:value="-0.029730518085727" calcext:value-type="float">
            <text:p>-0.0297305181</text:p>
          </table:table-cell>
          <table:table-cell table:number-columns-repeated="6"/>
          <table:table-cell office:value-type="string" calcext:value-type="string">
            <text:p>z</text:p>
          </table:table-cell>
          <table:table-cell table:formula="of:=-SQRT((5.114^2)-[.L62]^2)" office:value-type="float" office:value="-5.10200901606416" calcext:value-type="float">
            <text:p>-5.1020090161</text:p>
          </table:table-cell>
          <table:table-cell office:value-type="float" office:value="-5.2389" calcext:value-type="float">
            <text:p>-5.2389</text:p>
          </table:table-cell>
          <table:table-cell table:formula="of:=[.M64]-[.L64]" office:value-type="float" office:value="-0.136890983935838" calcext:value-type="float">
            <text:p>-0.1368909839</text:p>
          </table:table-cell>
          <table:table-cell table:number-columns-repeated="5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x</text:p>
          </table:table-cell>
          <table:table-cell table:formula="of:=0.936-0.87" office:value-type="float" office:value="0.0660000000000001" calcext:value-type="float">
            <text:p>0.066</text:p>
          </table:table-cell>
          <table:table-cell office:value-type="float" office:value="0.05385" calcext:value-type="float">
            <text:p>0.05385</text:p>
          </table:table-cell>
          <table:table-cell table:formula="of:=[.C66]-[.B66]" office:value-type="float" office:value="-0.0121500000000001" calcext:value-type="float">
            <text:p>-0.01215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formula="of:=1.34-0.9" office:value-type="float" office:value="0.44" calcext:value-type="float">
            <text:p>0.44</text:p>
          </table:table-cell>
          <table:table-cell office:value-type="float" office:value="0.44225" calcext:value-type="float">
            <text:p>0.44225</text:p>
          </table:table-cell>
          <table:table-cell table:formula="of:=[.M66]-[.L66]" office:value-type="float" office:value="0.00224999999999997" calcext:value-type="float">
            <text:p>0.002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0.048" calcext:value-type="float">
            <text:p>0.048</text:p>
          </table:table-cell>
          <table:table-cell office:value-type="float" office:value="0.03972" calcext:value-type="float">
            <text:p>0.03972</text:p>
          </table:table-cell>
          <table:table-cell table:formula="of:=[.C67]-[.B67]" office:value-type="float" office:value="-0.00828" calcext:value-type="float">
            <text:p>-0.00828</text:p>
          </table:table-cell>
          <table:table-cell table:number-columns-repeated="6"/>
          <table:table-cell office:value-type="string" calcext:value-type="string">
            <text:p>y</text:p>
          </table:table-cell>
          <table:table-cell office:value-type="float" office:value="0.035" calcext:value-type="float">
            <text:p>0.035</text:p>
          </table:table-cell>
          <table:table-cell office:value-type="float" office:value="-0.035" calcext:value-type="float">
            <text:p>-0.035</text:p>
          </table:table-cell>
          <table:table-cell table:formula="of:=[.M67]-[.L67]" office:value-type="float" office:value="-0.07" calcext:value-type="float">
            <text:p>-0.07</text:p>
          </table:table-cell>
          <table:table-cell office:value-type="string" calcext:value-type="string">
            <text:p>*Note: error due to detection, not senso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-3.972" calcext:value-type="float">
            <text:p>-3.972</text:p>
          </table:table-cell>
          <table:table-cell office:value-type="float" office:value="-4.0394" calcext:value-type="float">
            <text:p>-4.0394</text:p>
          </table:table-cell>
          <table:table-cell table:formula="of:=[.C68]-[.B68]" office:value-type="float" office:value="-0.0673999999999997" calcext:value-type="float">
            <text:p>-0.0674</text:p>
          </table:table-cell>
          <table:table-cell table:number-columns-repeated="6"/>
          <table:table-cell office:value-type="string" calcext:value-type="string">
            <text:p>z</text:p>
          </table:table-cell>
          <table:table-cell table:formula="of:=-SQRT((4.811^2)-[.L66]^2)" office:value-type="float" office:value="-4.79083719197386" calcext:value-type="float">
            <text:p>-4.790837192</text:p>
          </table:table-cell>
          <table:table-cell office:value-type="float" office:value="-4.784" calcext:value-type="float">
            <text:p>-4.784</text:p>
          </table:table-cell>
          <table:table-cell table:formula="of:=[.M68]-[.L68]" office:value-type="float" office:value="0.00683719197386168" calcext:value-type="float">
            <text:p>0.006837192</text:p>
          </table:table-cell>
          <table:table-cell table:number-columns-repeated="5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x</text:p>
          </table:table-cell>
          <table:table-cell table:formula="of:=0.995-0.87" office:value-type="float" office:value="0.125" calcext:value-type="float">
            <text:p>0.125</text:p>
          </table:table-cell>
          <table:table-cell office:value-type="float" office:value="0.1105" calcext:value-type="float">
            <text:p>0.1105</text:p>
          </table:table-cell>
          <table:table-cell table:formula="of:=[.C70]-[.B70]" office:value-type="float" office:value="-0.0145" calcext:value-type="float">
            <text:p>-0.0145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formula="of:=1.429-0.9" office:value-type="float" office:value="0.529" calcext:value-type="float">
            <text:p>0.529</text:p>
          </table:table-cell>
          <table:table-cell office:value-type="float" office:value="0.49951" calcext:value-type="float">
            <text:p>0.49951</text:p>
          </table:table-cell>
          <table:table-cell table:formula="of:=[.M70]-[.L70]" office:value-type="float" office:value="-0.02949" calcext:value-type="float">
            <text:p>-0.029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0.048" calcext:value-type="float">
            <text:p>0.048</text:p>
          </table:table-cell>
          <table:table-cell office:value-type="float" office:value="0.0329" calcext:value-type="float">
            <text:p>0.0329</text:p>
          </table:table-cell>
          <table:table-cell table:formula="of:=[.C71]-[.B71]" office:value-type="float" office:value="-0.0151" calcext:value-type="float">
            <text:p>-0.0151</text:p>
          </table:table-cell>
          <table:table-cell table:number-columns-repeated="6"/>
          <table:table-cell office:value-type="string" calcext:value-type="string">
            <text:p>y</text:p>
          </table:table-cell>
          <table:table-cell office:value-type="float" office:value="0.035" calcext:value-type="float">
            <text:p>0.035</text:p>
          </table:table-cell>
          <table:table-cell office:value-type="float" office:value="0.04192" calcext:value-type="float">
            <text:p>0.04192</text:p>
          </table:table-cell>
          <table:table-cell table:formula="of:=[.M71]-[.L71]" office:value-type="float" office:value="0.00692" calcext:value-type="float">
            <text:p>0.006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-2.757" calcext:value-type="float">
            <text:p>-2.757</text:p>
          </table:table-cell>
          <table:table-cell office:value-type="float" office:value="-2.6775" calcext:value-type="float">
            <text:p>-2.6775</text:p>
          </table:table-cell>
          <table:table-cell table:formula="of:=[.C72]-[.B72]" office:value-type="float" office:value="0.0794999999999999" calcext:value-type="float">
            <text:p>0.0795</text:p>
          </table:table-cell>
          <table:table-cell table:number-columns-repeated="6"/>
          <table:table-cell office:value-type="string" calcext:value-type="string">
            <text:p>z</text:p>
          </table:table-cell>
          <table:table-cell table:formula="of:=-SQRT((4.086^2)-[.L70]^2)" office:value-type="float" office:value="-4.05161140782282" calcext:value-type="float">
            <text:p>-4.0516114078</text:p>
          </table:table-cell>
          <table:table-cell office:value-type="float" office:value="-4.0491" calcext:value-type="float">
            <text:p>-4.0491</text:p>
          </table:table-cell>
          <table:table-cell table:formula="of:=[.M72]-[.L72]" office:value-type="float" office:value="0.00251140782281833" calcext:value-type="float">
            <text:p>0.0025114078</text:p>
          </table:table-cell>
          <table:table-cell table:number-columns-repeated="5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x</text:p>
          </table:table-cell>
          <table:table-cell table:formula="of:=0.887-0.87" office:value-type="float" office:value="0.017" calcext:value-type="float">
            <text:p>0.017</text:p>
          </table:table-cell>
          <table:table-cell office:value-type="float" office:value="0.031545" calcext:value-type="float">
            <text:p>0.031545</text:p>
          </table:table-cell>
          <table:table-cell table:formula="of:=[.C74]-[.B74]" office:value-type="float" office:value="0.014545" calcext:value-type="float">
            <text:p>0.014545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formula="of:=0.984-0.9" office:value-type="float" office:value="0.084" calcext:value-type="float">
            <text:p>0.084</text:p>
          </table:table-cell>
          <table:table-cell office:value-type="float" office:value="0.05963" calcext:value-type="float">
            <text:p>0.05963</text:p>
          </table:table-cell>
          <table:table-cell table:formula="of:=[.M74]-[.L74]" office:value-type="float" office:value="-0.02437" calcext:value-type="float">
            <text:p>-0.024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0.048" calcext:value-type="float">
            <text:p>0.048</text:p>
          </table:table-cell>
          <table:table-cell office:value-type="float" office:value="0.0267" calcext:value-type="float">
            <text:p>0.0267</text:p>
          </table:table-cell>
          <table:table-cell table:formula="of:=[.C75]-[.B75]" office:value-type="float" office:value="-0.0213" calcext:value-type="float">
            <text:p>-0.0213</text:p>
          </table:table-cell>
          <table:table-cell table:number-columns-repeated="6"/>
          <table:table-cell office:value-type="string" calcext:value-type="string">
            <text:p>y</text:p>
          </table:table-cell>
          <table:table-cell office:value-type="float" office:value="0.035" calcext:value-type="float">
            <text:p>0.035</text:p>
          </table:table-cell>
          <table:table-cell office:value-type="float" office:value="0.03564" calcext:value-type="float">
            <text:p>0.03564</text:p>
          </table:table-cell>
          <table:table-cell table:formula="of:=[.M75]-[.L75]" office:value-type="float" office:value="0.000640000000000002" calcext:value-type="float">
            <text:p>0.000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-2.463" calcext:value-type="float">
            <text:p>-2.463</text:p>
          </table:table-cell>
          <table:table-cell office:value-type="float" office:value="-2.3662" calcext:value-type="float">
            <text:p>-2.3662</text:p>
          </table:table-cell>
          <table:table-cell table:formula="of:=[.C76]-[.B76]" office:value-type="float" office:value="0.0968" calcext:value-type="float">
            <text:p>0.0968</text:p>
          </table:table-cell>
          <table:table-cell table:number-columns-repeated="6"/>
          <table:table-cell office:value-type="string" calcext:value-type="string">
            <text:p>z</text:p>
          </table:table-cell>
          <table:table-cell table:formula="of:=-SQRT((3.463^2)-[.L74]^2)" office:value-type="float" office:value="-3.46198108024871" calcext:value-type="float">
            <text:p>-3.4619810802</text:p>
          </table:table-cell>
          <table:table-cell office:value-type="float" office:value="-3.4687" calcext:value-type="float">
            <text:p>-3.4687</text:p>
          </table:table-cell>
          <table:table-cell table:formula="of:=[.M76]-[.L76]" office:value-type="float" office:value="-0.00671891975129357" calcext:value-type="float">
            <text:p>-0.0067189198</text:p>
          </table:table-cell>
          <table:table-cell table:number-columns-repeated="5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x</text:p>
          </table:table-cell>
          <table:table-cell table:formula="of:=1.18-0.87" office:value-type="float" office:value="0.31" calcext:value-type="float">
            <text:p>0.31</text:p>
          </table:table-cell>
          <table:table-cell office:value-type="float" office:value="0.352" calcext:value-type="float">
            <text:p>0.352</text:p>
          </table:table-cell>
          <table:table-cell table:formula="of:=[.C78]-[.B78]" office:value-type="float" office:value="0.042" calcext:value-type="float">
            <text:p>0.042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"/>
          <table:table-cell table:formula="of:=[.M78]-[.L7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0.048" calcext:value-type="float">
            <text:p>0.048</text:p>
          </table:table-cell>
          <table:table-cell office:value-type="float" office:value="0.04812" calcext:value-type="float">
            <text:p>0.04812</text:p>
          </table:table-cell>
          <table:table-cell table:formula="of:=[.C79]-[.B79]" office:value-type="float" office:value="0.000120000000000002" calcext:value-type="float">
            <text:p>0.00012</text:p>
          </table:table-cell>
          <table:table-cell table:number-columns-repeated="6"/>
          <table:table-cell office:value-type="string" calcext:value-type="string">
            <text:p>y</text:p>
          </table:table-cell>
          <table:table-cell table:number-columns-repeated="2"/>
          <table:table-cell table:formula="of:=[.M79]-[.L7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</text:p>
          </table:table-cell>
          <table:table-cell table:formula="of:=-SQRT((3.679^2)-[.B78]^2)" office:value-type="float" office:value="-3.66591612015332" calcext:value-type="float">
            <text:p>-3.6659161202</text:p>
          </table:table-cell>
          <table:table-cell office:value-type="float" office:value="-3.716626" calcext:value-type="float">
            <text:p>-3.716626</text:p>
          </table:table-cell>
          <table:table-cell table:formula="of:=[.C80]-[.B80]" office:value-type="float" office:value="-0.0507098798466754" calcext:value-type="float">
            <text:p>-0.0507098798</text:p>
          </table:table-cell>
          <table:table-cell table:number-columns-repeated="6"/>
          <table:table-cell office:value-type="string" calcext:value-type="string">
            <text:p>z</text:p>
          </table:table-cell>
          <table:table-cell table:number-columns-repeated="2"/>
          <table:table-cell table:formula="of:=[.M80]-[.L8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x</text:p>
          </table:table-cell>
          <table:table-cell table:formula="of:=1.332-0.87" office:value-type="float" office:value="0.462" calcext:value-type="float">
            <text:p>0.462</text:p>
          </table:table-cell>
          <table:table-cell office:value-type="float" office:value="0.5185" calcext:value-type="float">
            <text:p>0.5185</text:p>
          </table:table-cell>
          <table:table-cell table:formula="of:=[.C82]-[.B82]" office:value-type="float" office:value="0.0565" calcext:value-type="float">
            <text:p>0.0565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"/>
          <table:table-cell table:formula="of:=[.M82]-[.L8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0.048" calcext:value-type="float">
            <text:p>0.048</text:p>
          </table:table-cell>
          <table:table-cell office:value-type="float" office:value="0.0462" calcext:value-type="float">
            <text:p>0.0462</text:p>
          </table:table-cell>
          <table:table-cell table:formula="of:=[.C83]-[.B83]" office:value-type="float" office:value="-0.0018" calcext:value-type="float">
            <text:p>-0.0018</text:p>
          </table:table-cell>
          <table:table-cell table:number-columns-repeated="6"/>
          <table:table-cell office:value-type="string" calcext:value-type="string">
            <text:p>y</text:p>
          </table:table-cell>
          <table:table-cell table:number-columns-repeated="2"/>
          <table:table-cell table:formula="of:=[.M83]-[.L8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</text:p>
          </table:table-cell>
          <table:table-cell table:formula="of:=-SQRT((4.519^2)-[.B82]^2)" office:value-type="float" office:value="-4.49532167925723" calcext:value-type="float">
            <text:p>-4.4953216793</text:p>
          </table:table-cell>
          <table:table-cell office:value-type="float" office:value="-4.6777" calcext:value-type="float">
            <text:p>-4.6777</text:p>
          </table:table-cell>
          <table:table-cell table:formula="of:=[.C84]-[.B84]" office:value-type="float" office:value="-0.182378320742775" calcext:value-type="float">
            <text:p>-0.1823783207</text:p>
          </table:table-cell>
          <table:table-cell table:number-columns-repeated="6"/>
          <table:table-cell office:value-type="string" calcext:value-type="string">
            <text:p>z</text:p>
          </table:table-cell>
          <table:table-cell table:number-columns-repeated="2"/>
          <table:table-cell table:formula="of:=[.M84]-[.L8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x</text:p>
          </table:table-cell>
          <table:table-cell table:formula="of:=1.266-0.87" office:value-type="float" office:value="0.396" calcext:value-type="float">
            <text:p>0.396</text:p>
          </table:table-cell>
          <table:table-cell office:value-type="float" office:value="0.3262" calcext:value-type="float">
            <text:p>0.3262</text:p>
          </table:table-cell>
          <table:table-cell table:formula="of:=[.C86]-[.B86]" office:value-type="float" office:value="-0.0698" calcext:value-type="float">
            <text:p>-0.0698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"/>
          <table:table-cell table:formula="of:=[.M86]-[.L8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0.047" calcext:value-type="float">
            <text:p>0.047</text:p>
          </table:table-cell>
          <table:table-cell office:value-type="float" office:value="0.0213" calcext:value-type="float">
            <text:p>0.0213</text:p>
          </table:table-cell>
          <table:table-cell table:formula="of:=[.C87]-[.B87]" office:value-type="float" office:value="-0.0257" calcext:value-type="float">
            <text:p>-0.0257</text:p>
          </table:table-cell>
          <table:table-cell table:number-columns-repeated="6"/>
          <table:table-cell office:value-type="string" calcext:value-type="string">
            <text:p>y</text:p>
          </table:table-cell>
          <table:table-cell table:number-columns-repeated="2"/>
          <table:table-cell table:formula="of:=[.M87]-[.L8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</text:p>
          </table:table-cell>
          <table:table-cell table:formula="of:=-SQRT((3.406^2)-[.B86]^2)" office:value-type="float" office:value="-3.38290112181837" calcext:value-type="float">
            <text:p>-3.3829011218</text:p>
          </table:table-cell>
          <table:table-cell office:value-type="float" office:value="-3.3704" calcext:value-type="float">
            <text:p>-3.3704</text:p>
          </table:table-cell>
          <table:table-cell table:formula="of:=[.C88]-[.B88]" office:value-type="float" office:value="0.0125011218183722" calcext:value-type="float">
            <text:p>0.0125011218</text:p>
          </table:table-cell>
          <table:table-cell table:number-columns-repeated="6"/>
          <table:table-cell office:value-type="string" calcext:value-type="string">
            <text:p>z</text:p>
          </table:table-cell>
          <table:table-cell table:number-columns-repeated="2"/>
          <table:table-cell table:formula="of:=[.M88]-[.L8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0"/>
          <table:table-cell office:value-type="string" calcext:value-type="string">
            <text:p>x</text:p>
          </table:table-cell>
          <table:table-cell table:number-columns-repeated="2"/>
          <table:table-cell table:formula="of:=[.M90]-[.L9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string" calcext:value-type="string">
            <text:p>y</text:p>
          </table:table-cell>
          <table:table-cell table:number-columns-repeated="2"/>
          <table:table-cell table:formula="of:=[.M91]-[.L9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string" calcext:value-type="string">
            <text:p>z</text:p>
          </table:table-cell>
          <table:table-cell table:number-columns-repeated="2"/>
          <table:table-cell table:formula="of:=[.M92]-[.L9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0"/>
          <table:table-cell office:value-type="string" calcext:value-type="string">
            <text:p>x</text:p>
          </table:table-cell>
          <table:table-cell table:number-columns-repeated="2"/>
          <table:table-cell table:formula="of:=[.M94]-[.L9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string" calcext:value-type="string">
            <text:p>y</text:p>
          </table:table-cell>
          <table:table-cell table:number-columns-repeated="2"/>
          <table:table-cell table:formula="of:=[.M95]-[.L9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string" calcext:value-type="string">
            <text:p>z</text:p>
          </table:table-cell>
          <table:table-cell table:number-columns-repeated="2"/>
          <table:table-cell table:formula="of:=[.M96]-[.L9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0"/>
          <table:table-cell office:value-type="string" calcext:value-type="string">
            <text:p>x</text:p>
          </table:table-cell>
          <table:table-cell table:number-columns-repeated="2"/>
          <table:table-cell table:formula="of:=[.M98]-[.L9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string" calcext:value-type="string">
            <text:p>y</text:p>
          </table:table-cell>
          <table:table-cell table:number-columns-repeated="2"/>
          <table:table-cell table:formula="of:=[.M99]-[.L9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string" calcext:value-type="string">
            <text:p>z</text:p>
          </table:table-cell>
          <table:table-cell table:number-columns-repeated="2"/>
          <table:table-cell table:formula="of:=[.M100]-[.L10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0"/>
          <table:table-cell office:value-type="string" calcext:value-type="string">
            <text:p>x</text:p>
          </table:table-cell>
          <table:table-cell table:number-columns-repeated="2"/>
          <table:table-cell table:formula="of:=[.M102]-[.L10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string" calcext:value-type="string">
            <text:p>y</text:p>
          </table:table-cell>
          <table:table-cell table:number-columns-repeated="2"/>
          <table:table-cell table:formula="of:=[.M103]-[.L10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string" calcext:value-type="string">
            <text:p>z</text:p>
          </table:table-cell>
          <table:table-cell table:number-columns-repeated="2"/>
          <table:table-cell table:formula="of:=[.M104]-[.L10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0"/>
          <table:table-cell office:value-type="string" calcext:value-type="string">
            <text:p>x</text:p>
          </table:table-cell>
          <table:table-cell table:number-columns-repeated="2"/>
          <table:table-cell table:formula="of:=[.M106]-[.L10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string" calcext:value-type="string">
            <text:p>y</text:p>
          </table:table-cell>
          <table:table-cell table:number-columns-repeated="2"/>
          <table:table-cell table:formula="of:=[.M107]-[.L10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string" calcext:value-type="string">
            <text:p>z</text:p>
          </table:table-cell>
          <table:table-cell table:number-columns-repeated="2"/>
          <table:table-cell table:formula="of:=[.M108]-[.L10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0"/>
          <table:table-cell office:value-type="string" calcext:value-type="string">
            <text:p>x</text:p>
          </table:table-cell>
          <table:table-cell table:number-columns-repeated="2"/>
          <table:table-cell table:formula="of:=[.M110]-[.L11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string" calcext:value-type="string">
            <text:p>y</text:p>
          </table:table-cell>
          <table:table-cell table:number-columns-repeated="2"/>
          <table:table-cell table:formula="of:=[.M111]-[.L11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string" calcext:value-type="string">
            <text:p>z</text:p>
          </table:table-cell>
          <table:table-cell table:number-columns-repeated="2"/>
          <table:table-cell table:formula="of:=[.M112]-[.L11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0"/>
          <table:table-cell office:value-type="string" calcext:value-type="string">
            <text:p>x</text:p>
          </table:table-cell>
          <table:table-cell table:number-columns-repeated="2"/>
          <table:table-cell table:formula="of:=[.M114]-[.L11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string" calcext:value-type="string">
            <text:p>y</text:p>
          </table:table-cell>
          <table:table-cell table:number-columns-repeated="2"/>
          <table:table-cell table:formula="of:=[.M115]-[.L11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string" calcext:value-type="string">
            <text:p>z</text:p>
          </table:table-cell>
          <table:table-cell table:number-columns-repeated="2"/>
          <table:table-cell table:formula="of:=[.M116]-[.L11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0"/>
          <table:table-cell office:value-type="string" calcext:value-type="string">
            <text:p>x</text:p>
          </table:table-cell>
          <table:table-cell table:number-columns-repeated="2"/>
          <table:table-cell table:formula="of:=[.M118]-[.L11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string" calcext:value-type="string">
            <text:p>y</text:p>
          </table:table-cell>
          <table:table-cell table:number-columns-repeated="2"/>
          <table:table-cell table:formula="of:=[.M119]-[.L11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string" calcext:value-type="string">
            <text:p>z</text:p>
          </table:table-cell>
          <table:table-cell table:number-columns-repeated="2"/>
          <table:table-cell table:formula="of:=[.M120]-[.L12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0"/>
          <table:table-cell office:value-type="string" calcext:value-type="string">
            <text:p>x</text:p>
          </table:table-cell>
          <table:table-cell table:number-columns-repeated="2"/>
          <table:table-cell table:formula="of:=[.M122]-[.L12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string" calcext:value-type="string">
            <text:p>y</text:p>
          </table:table-cell>
          <table:table-cell table:number-columns-repeated="2"/>
          <table:table-cell table:formula="of:=[.M123]-[.L12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string" calcext:value-type="string">
            <text:p>z</text:p>
          </table:table-cell>
          <table:table-cell table:number-columns-repeated="2"/>
          <table:table-cell table:formula="of:=[.M124]-[.L12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0"/>
          <table:table-cell office:value-type="string" calcext:value-type="string">
            <text:p>x</text:p>
          </table:table-cell>
          <table:table-cell table:number-columns-repeated="2"/>
          <table:table-cell table:formula="of:=[.M126]-[.L12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string" calcext:value-type="string">
            <text:p>y</text:p>
          </table:table-cell>
          <table:table-cell table:number-columns-repeated="2"/>
          <table:table-cell table:formula="of:=[.M127]-[.L12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string" calcext:value-type="string">
            <text:p>z</text:p>
          </table:table-cell>
          <table:table-cell table:number-columns-repeated="2"/>
          <table:table-cell table:formula="of:=[.M128]-[.L12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0"/>
          <table:table-cell office:value-type="string" calcext:value-type="string">
            <text:p>x</text:p>
          </table:table-cell>
          <table:table-cell table:number-columns-repeated="2"/>
          <table:table-cell table:formula="of:=[.M130]-[.L13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string" calcext:value-type="string">
            <text:p>y</text:p>
          </table:table-cell>
          <table:table-cell table:number-columns-repeated="2"/>
          <table:table-cell table:formula="of:=[.M131]-[.L13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string" calcext:value-type="string">
            <text:p>z</text:p>
          </table:table-cell>
          <table:table-cell table:number-columns-repeated="2"/>
          <table:table-cell table:formula="of:=[.M132]-[.L13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0"/>
          <table:table-cell office:value-type="string" calcext:value-type="string">
            <text:p>x</text:p>
          </table:table-cell>
          <table:table-cell table:number-columns-repeated="2"/>
          <table:table-cell table:formula="of:=[.M134]-[.L13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string" calcext:value-type="string">
            <text:p>y</text:p>
          </table:table-cell>
          <table:table-cell table:number-columns-repeated="2"/>
          <table:table-cell table:formula="of:=[.M135]-[.L13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string" calcext:value-type="string">
            <text:p>z</text:p>
          </table:table-cell>
          <table:table-cell table:number-columns-repeated="2"/>
          <table:table-cell table:formula="of:=[.M136]-[.L13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0"/>
          <table:table-cell office:value-type="string" calcext:value-type="string">
            <text:p>x</text:p>
          </table:table-cell>
          <table:table-cell table:number-columns-repeated="2"/>
          <table:table-cell table:formula="of:=[.M138]-[.L13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string" calcext:value-type="string">
            <text:p>y</text:p>
          </table:table-cell>
          <table:table-cell table:number-columns-repeated="2"/>
          <table:table-cell table:formula="of:=[.M139]-[.L13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string" calcext:value-type="string">
            <text:p>z</text:p>
          </table:table-cell>
          <table:table-cell table:number-columns-repeated="2"/>
          <table:table-cell table:formula="of:=[.M140]-[.L14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0"/>
          <table:table-cell office:value-type="string" calcext:value-type="string">
            <text:p>x</text:p>
          </table:table-cell>
          <table:table-cell table:number-columns-repeated="2"/>
          <table:table-cell table:formula="of:=[.M142]-[.L14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string" calcext:value-type="string">
            <text:p>y</text:p>
          </table:table-cell>
          <table:table-cell table:number-columns-repeated="2"/>
          <table:table-cell table:formula="of:=[.M143]-[.L14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string" calcext:value-type="string">
            <text:p>z</text:p>
          </table:table-cell>
          <table:table-cell table:number-columns-repeated="2"/>
          <table:table-cell table:formula="of:=[.M144]-[.L14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0"/>
          <table:table-cell office:value-type="string" calcext:value-type="string">
            <text:p>x</text:p>
          </table:table-cell>
          <table:table-cell table:number-columns-repeated="2"/>
          <table:table-cell table:formula="of:=[.M146]-[.L14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string" calcext:value-type="string">
            <text:p>y</text:p>
          </table:table-cell>
          <table:table-cell table:number-columns-repeated="2"/>
          <table:table-cell table:formula="of:=[.M147]-[.L14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string" calcext:value-type="string">
            <text:p>z</text:p>
          </table:table-cell>
          <table:table-cell table:number-columns-repeated="2"/>
          <table:table-cell table:formula="of:=[.M148]-[.L14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0"/>
          <table:table-cell office:value-type="string" calcext:value-type="string">
            <text:p>x</text:p>
          </table:table-cell>
          <table:table-cell table:number-columns-repeated="2"/>
          <table:table-cell table:formula="of:=[.M150]-[.L15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string" calcext:value-type="string">
            <text:p>y</text:p>
          </table:table-cell>
          <table:table-cell table:number-columns-repeated="2"/>
          <table:table-cell table:formula="of:=[.M151]-[.L15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string" calcext:value-type="string">
            <text:p>z</text:p>
          </table:table-cell>
          <table:table-cell table:number-columns-repeated="2"/>
          <table:table-cell table:formula="of:=[.M152]-[.L15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0"/>
          <table:table-cell office:value-type="string" calcext:value-type="string">
            <text:p>x</text:p>
          </table:table-cell>
          <table:table-cell table:number-columns-repeated="2"/>
          <table:table-cell table:formula="of:=[.M154]-[.L15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string" calcext:value-type="string">
            <text:p>y</text:p>
          </table:table-cell>
          <table:table-cell table:number-columns-repeated="2"/>
          <table:table-cell table:formula="of:=[.M155]-[.L15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string" calcext:value-type="string">
            <text:p>z</text:p>
          </table:table-cell>
          <table:table-cell table:number-columns-repeated="2"/>
          <table:table-cell table:formula="of:=[.M156]-[.L15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0"/>
          <table:table-cell office:value-type="string" calcext:value-type="string">
            <text:p>x</text:p>
          </table:table-cell>
          <table:table-cell table:number-columns-repeated="2"/>
          <table:table-cell table:formula="of:=[.M158]-[.L15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string" calcext:value-type="string">
            <text:p>y</text:p>
          </table:table-cell>
          <table:table-cell table:number-columns-repeated="2"/>
          <table:table-cell table:formula="of:=[.M159]-[.L15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string" calcext:value-type="string">
            <text:p>z</text:p>
          </table:table-cell>
          <table:table-cell table:number-columns-repeated="2"/>
          <table:table-cell table:formula="of:=[.M160]-[.L16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0"/>
          <table:table-cell office:value-type="string" calcext:value-type="string">
            <text:p>x</text:p>
          </table:table-cell>
          <table:table-cell table:number-columns-repeated="2"/>
          <table:table-cell table:formula="of:=[.M162]-[.L16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string" calcext:value-type="string">
            <text:p>y</text:p>
          </table:table-cell>
          <table:table-cell table:number-columns-repeated="2"/>
          <table:table-cell table:formula="of:=[.M163]-[.L16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string" calcext:value-type="string">
            <text:p>z</text:p>
          </table:table-cell>
          <table:table-cell table:number-columns-repeated="2"/>
          <table:table-cell table:formula="of:=[.M164]-[.L16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0"/>
          <table:table-cell office:value-type="string" calcext:value-type="string">
            <text:p>x</text:p>
          </table:table-cell>
          <table:table-cell table:number-columns-repeated="2"/>
          <table:table-cell table:formula="of:=[.M166]-[.L16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string" calcext:value-type="string">
            <text:p>y</text:p>
          </table:table-cell>
          <table:table-cell table:number-columns-repeated="2"/>
          <table:table-cell table:formula="of:=[.M167]-[.L16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string" calcext:value-type="string">
            <text:p>z</text:p>
          </table:table-cell>
          <table:table-cell table:number-columns-repeated="2"/>
          <table:table-cell table:formula="of:=[.M168]-[.L16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0"/>
          <table:table-cell office:value-type="string" calcext:value-type="string">
            <text:p>x</text:p>
          </table:table-cell>
          <table:table-cell table:number-columns-repeated="2"/>
          <table:table-cell table:formula="of:=[.M170]-[.L17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string" calcext:value-type="string">
            <text:p>y</text:p>
          </table:table-cell>
          <table:table-cell table:number-columns-repeated="2"/>
          <table:table-cell table:formula="of:=[.M171]-[.L17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string" calcext:value-type="string">
            <text:p>z</text:p>
          </table:table-cell>
          <table:table-cell table:number-columns-repeated="2"/>
          <table:table-cell table:formula="of:=[.M172]-[.L17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0"/>
          <table:table-cell office:value-type="string" calcext:value-type="string">
            <text:p>x</text:p>
          </table:table-cell>
          <table:table-cell table:number-columns-repeated="2"/>
          <table:table-cell table:formula="of:=[.M174]-[.L17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string" calcext:value-type="string">
            <text:p>y</text:p>
          </table:table-cell>
          <table:table-cell table:number-columns-repeated="2"/>
          <table:table-cell table:formula="of:=[.M175]-[.L17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string" calcext:value-type="string">
            <text:p>z</text:p>
          </table:table-cell>
          <table:table-cell table:number-columns-repeated="2"/>
          <table:table-cell table:formula="of:=[.M176]-[.L17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0"/>
          <table:table-cell office:value-type="string" calcext:value-type="string">
            <text:p>x</text:p>
          </table:table-cell>
          <table:table-cell table:number-columns-repeated="2"/>
          <table:table-cell table:formula="of:=[.M178]-[.L17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string" calcext:value-type="string">
            <text:p>y</text:p>
          </table:table-cell>
          <table:table-cell table:number-columns-repeated="2"/>
          <table:table-cell table:formula="of:=[.M179]-[.L17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string" calcext:value-type="string">
            <text:p>z</text:p>
          </table:table-cell>
          <table:table-cell table:number-columns-repeated="2"/>
          <table:table-cell table:formula="of:=[.M180]-[.L18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0"/>
          <table:table-cell office:value-type="string" calcext:value-type="string">
            <text:p>x</text:p>
          </table:table-cell>
          <table:table-cell table:number-columns-repeated="2"/>
          <table:table-cell table:formula="of:=[.M182]-[.L18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string" calcext:value-type="string">
            <text:p>y</text:p>
          </table:table-cell>
          <table:table-cell table:number-columns-repeated="2"/>
          <table:table-cell table:formula="of:=[.M183]-[.L18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string" calcext:value-type="string">
            <text:p>z</text:p>
          </table:table-cell>
          <table:table-cell table:number-columns-repeated="2"/>
          <table:table-cell table:formula="of:=[.M184]-[.L18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0"/>
          <table:table-cell office:value-type="string" calcext:value-type="string">
            <text:p>x</text:p>
          </table:table-cell>
          <table:table-cell table:number-columns-repeated="2"/>
          <table:table-cell table:formula="of:=[.M186]-[.L18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string" calcext:value-type="string">
            <text:p>y</text:p>
          </table:table-cell>
          <table:table-cell table:number-columns-repeated="2"/>
          <table:table-cell table:formula="of:=[.M187]-[.L18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string" calcext:value-type="string">
            <text:p>z</text:p>
          </table:table-cell>
          <table:table-cell table:number-columns-repeated="2"/>
          <table:table-cell table:formula="of:=[.M188]-[.L18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0"/>
          <table:table-cell office:value-type="string" calcext:value-type="string">
            <text:p>x</text:p>
          </table:table-cell>
          <table:table-cell table:number-columns-repeated="2"/>
          <table:table-cell table:formula="of:=[.M190]-[.L19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string" calcext:value-type="string">
            <text:p>y</text:p>
          </table:table-cell>
          <table:table-cell table:number-columns-repeated="2"/>
          <table:table-cell table:formula="of:=[.M191]-[.L19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string" calcext:value-type="string">
            <text:p>z</text:p>
          </table:table-cell>
          <table:table-cell table:number-columns-repeated="2"/>
          <table:table-cell table:formula="of:=[.M192]-[.L19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0"/>
          <table:table-cell office:value-type="string" calcext:value-type="string">
            <text:p>x</text:p>
          </table:table-cell>
          <table:table-cell table:number-columns-repeated="2"/>
          <table:table-cell table:formula="of:=[.M194]-[.L19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string" calcext:value-type="string">
            <text:p>y</text:p>
          </table:table-cell>
          <table:table-cell table:number-columns-repeated="2"/>
          <table:table-cell table:formula="of:=[.M195]-[.L19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string" calcext:value-type="string">
            <text:p>z</text:p>
          </table:table-cell>
          <table:table-cell table:number-columns-repeated="2"/>
          <table:table-cell table:formula="of:=[.M196]-[.L19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0"/>
          <table:table-cell office:value-type="string" calcext:value-type="string">
            <text:p>x</text:p>
          </table:table-cell>
          <table:table-cell table:number-columns-repeated="2"/>
          <table:table-cell table:formula="of:=[.M198]-[.L19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string" calcext:value-type="string">
            <text:p>y</text:p>
          </table:table-cell>
          <table:table-cell table:number-columns-repeated="2"/>
          <table:table-cell table:formula="of:=[.M199]-[.L19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string" calcext:value-type="string">
            <text:p>z</text:p>
          </table:table-cell>
          <table:table-cell table:number-columns-repeated="2"/>
          <table:table-cell table:formula="of:=[.M200]-[.L20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0"/>
          <table:table-cell office:value-type="string" calcext:value-type="string">
            <text:p>x</text:p>
          </table:table-cell>
          <table:table-cell table:number-columns-repeated="2"/>
          <table:table-cell table:formula="of:=[.M202]-[.L20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string" calcext:value-type="string">
            <text:p>y</text:p>
          </table:table-cell>
          <table:table-cell table:number-columns-repeated="2"/>
          <table:table-cell table:formula="of:=[.M203]-[.L20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string" calcext:value-type="string">
            <text:p>z</text:p>
          </table:table-cell>
          <table:table-cell table:number-columns-repeated="2"/>
          <table:table-cell table:formula="of:=[.M204]-[.L20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0"/>
          <table:table-cell office:value-type="string" calcext:value-type="string">
            <text:p>x</text:p>
          </table:table-cell>
          <table:table-cell table:number-columns-repeated="2"/>
          <table:table-cell table:formula="of:=[.M206]-[.L20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string" calcext:value-type="string">
            <text:p>y</text:p>
          </table:table-cell>
          <table:table-cell table:number-columns-repeated="2"/>
          <table:table-cell table:formula="of:=[.M207]-[.L20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string" calcext:value-type="string">
            <text:p>z</text:p>
          </table:table-cell>
          <table:table-cell table:number-columns-repeated="2"/>
          <table:table-cell table:formula="of:=[.M208]-[.L208]" office:value-type="float" office:value="0" calcext:value-type="float">
            <text:p>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0">00/00/0000</text:date>, <text:time style:data-style-name="N2" text:time-value="14:11:51.6426203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3T16:54:31.770067797</meta:creation-date>
    <dc:date>2017-11-20T14:20:46.197569721</dc:date>
    <meta:editing-duration>PT4H19M26S</meta:editing-duration>
    <meta:editing-cycles>6</meta:editing-cycles>
    <meta:generator>LibreOffice/5.1.6.2$Linux_X86_64 LibreOffice_project/10m0$Build-2</meta:generator>
    <meta:document-statistic meta:table-count="1" meta:cell-count="87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d320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8.862cm" svg:height="10.52cm" xlink:href=".." xlink:type="simple" chart:class="chart:scatter" chart:style-name="ch1">
        <chart:title svg:x="5.458cm" svg:y="0.346cm" chart:style-name="ch2">
          <text:p>Position Error without Correction Terms</text:p>
        </chart:title>
        <chart:legend chart:legend-position="end" svg:x="14.528cm" svg:y="3.716cm" style:legend-expansion="high" chart:style-name="ch3"/>
        <chart:plot-area chart:style-name="ch4" table:cell-range-address="Sheet1.F2:Sheet1.I23 Sheet1.G1:Sheet1.I1" chart:data-source-has-labels="row" svg:x="1.388cm" svg:y="1.335cm" svg:width="12.763cm" svg:height="7.994cm">
          <chartooo:coordinate-region svg:x="1.534cm" svg:y="1.534cm" svg:width="12.47cm" svg:height="7.596cm"/>
          <chart:axis chart:dimension="x" chart:name="primary-x" chart:style-name="ch5">
            <chart:title svg:x="5.41cm" svg:y="9.539cm" chart:style-name="ch6">
              <text:p>Kinect-Measured Z-Distance [m]</text:p>
            </chart:title>
          </chart:axis>
          <chart:axis chart:dimension="y" chart:name="primary-y" chart:style-name="ch5">
            <chart:title svg:x="0.451cm" svg:y="7.255cm" chart:style-name="ch7">
              <text:p>Error [m] (Kinect-Physical)</text:p>
            </chart:title>
            <chart:grid chart:style-name="ch8" chart:class="major"/>
          </chart:axis>
          <chart:series chart:style-name="ch9" chart:values-cell-range-address="Sheet1.G2:Sheet1.G23" chart:label-cell-address="Sheet1.G1:Sheet1.G1" chart:class="chart:scatter">
            <chart:domain table:cell-range-address="Sheet1.F2:Sheet1.F23"/>
            <chart:regression-curve chart:style-name="ch10">
              <chart:equation chart:display-equation="true" chart:display-r-square="false" svg:x="0.645cm" svg:y="1.999cm"/>
            </chart:regression-curve>
            <chart:data-point chart:repeated="22"/>
          </chart:series>
          <chart:series chart:style-name="ch11" chart:values-cell-range-address="Sheet1.H2:Sheet1.H23" chart:label-cell-address="Sheet1.H1:Sheet1.H1" chart:class="chart:scatter">
            <chart:regression-curve chart:style-name="ch12">
              <chart:equation chart:display-equation="true" chart:display-r-square="false" svg:x="6.609cm" svg:y="6.778cm"/>
            </chart:regression-curve>
            <chart:data-point chart:repeated="22"/>
          </chart:series>
          <chart:series chart:style-name="ch13" chart:values-cell-range-address="Sheet1.I2:Sheet1.I23" chart:label-cell-address="Sheet1.I1:Sheet1.I1" chart:class="chart:scatter">
            <chart:regression-curve chart:style-name="ch14">
              <chart:equation chart:display-equation="true" chart:display-r-square="false" svg:x="3.18cm" svg:y="8.397cm"/>
            </chart:regression-curve>
            <chart:data-point chart:repeated="2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x error</text:p>
                <draw:g>
                  <svg:desc>Sheet1.G1:Sheet1.G1</svg:desc>
                </draw:g>
              </table:table-cell>
              <table:table-cell office:value-type="string">
                <text:p>y error</text:p>
                <draw:g>
                  <svg:desc>Sheet1.H1:Sheet1.H1</svg:desc>
                </draw:g>
              </table:table-cell>
              <table:table-cell office:value-type="string">
                <text:p>z error</text:p>
                <draw:g>
                  <svg:desc>Sheet1.I1:Sheet1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.891">
                <text:p>-2.891</text:p>
                <draw:g>
                  <svg:desc>Sheet1.F2:Sheet1.F23</svg:desc>
                </draw:g>
              </table:table-cell>
              <table:table-cell office:value-type="float" office:value="0.00260000000000002">
                <text:p>0.00260000000000002</text:p>
                <draw:g>
                  <svg:desc>Sheet1.G2:Sheet1.G23</svg:desc>
                </draw:g>
              </table:table-cell>
              <table:table-cell office:value-type="float" office:value="-0.0205">
                <text:p>-0.0205</text:p>
                <draw:g>
                  <svg:desc>Sheet1.H2:Sheet1.H23</svg:desc>
                </draw:g>
              </table:table-cell>
              <table:table-cell office:value-type="float" office:value="0.0840000000000001">
                <text:p>0.0840000000000001</text:p>
                <draw:g>
                  <svg:desc>Sheet1.I2:Sheet1.I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3.848">
                <text:p>-3.848</text:p>
              </table:table-cell>
              <table:table-cell office:value-type="float" office:value="NaN">
                <text:p>NaN</text:p>
              </table:table-cell>
              <table:table-cell office:value-type="float" office:value="-0.0124">
                <text:p>-0.0124</text:p>
              </table:table-cell>
              <table:table-cell office:value-type="float" office:value="-0.0560000000000001">
                <text:p>-0.05600000000000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4.611">
                <text:p>-4.611</text:p>
              </table:table-cell>
              <table:table-cell office:value-type="float" office:value="NaN">
                <text:p>NaN</text:p>
              </table:table-cell>
              <table:table-cell office:value-type="float" office:value="0.002">
                <text:p>0.002</text:p>
              </table:table-cell>
              <table:table-cell office:value-type="float" office:value="-0.101">
                <text:p>-0.1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3.634">
                <text:p>-3.634</text:p>
              </table:table-cell>
              <table:table-cell office:value-type="float" office:value="NaN">
                <text:p>NaN</text:p>
              </table:table-cell>
              <table:table-cell office:value-type="float" office:value="-0.0262">
                <text:p>-0.0262</text:p>
              </table:table-cell>
              <table:table-cell office:value-type="float" office:value="-0.0429999999999997">
                <text:p>-0.04299999999999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3.2688">
                <text:p>-3.2688</text:p>
              </table:table-cell>
              <table:table-cell office:value-type="float" office:value="NaN">
                <text:p>NaN</text:p>
              </table:table-cell>
              <table:table-cell office:value-type="float" office:value="-0.028">
                <text:p>-0.028</text:p>
              </table:table-cell>
              <table:table-cell office:value-type="float" office:value="0.0381999999999998">
                <text:p>0.03819999999999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3.674">
                <text:p>-3.674</text:p>
              </table:table-cell>
              <table:table-cell office:value-type="float" office:value="NaN">
                <text:p>NaN</text:p>
              </table:table-cell>
              <table:table-cell office:value-type="float" office:value="-0.0258">
                <text:p>-0.0258</text:p>
              </table:table-cell>
              <table:table-cell office:value-type="float" office:value="-0.024">
                <text:p>-0.0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2.841">
                <text:p>-2.841</text:p>
              </table:table-cell>
              <table:table-cell office:value-type="float" office:value="-0.01734">
                <text:p>-0.01734</text:p>
              </table:table-cell>
              <table:table-cell office:value-type="float" office:value="-0.02967">
                <text:p>-0.02967</text:p>
              </table:table-cell>
              <table:table-cell office:value-type="float" office:value="0.0389999999999997">
                <text:p>0.03899999999999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3.4416">
                <text:p>-3.4416</text:p>
              </table:table-cell>
              <table:table-cell office:value-type="float" office:value="0.0039">
                <text:p>0.0039</text:p>
              </table:table-cell>
              <table:table-cell office:value-type="float" office:value="-0.026227">
                <text:p>-0.026227</text:p>
              </table:table-cell>
              <table:table-cell office:value-type="float" office:value="-0.0176000000000003">
                <text:p>-0.017600000000000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2.8915">
                <text:p>-2.8915</text:p>
              </table:table-cell>
              <table:table-cell office:value-type="float" office:value="-0.00909999999999991">
                <text:p>-0.00909999999999991</text:p>
              </table:table-cell>
              <table:table-cell office:value-type="float" office:value="-0.0272">
                <text:p>-0.0272</text:p>
              </table:table-cell>
              <table:table-cell office:value-type="float" office:value="0.0585">
                <text:p>0.05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3.8944">
                <text:p>-3.8944</text:p>
              </table:table-cell>
              <table:table-cell office:value-type="float" office:value="0.0082000000000001">
                <text:p>0.0082000000000001</text:p>
              </table:table-cell>
              <table:table-cell office:value-type="float" office:value="-0.0036">
                <text:p>-0.0036</text:p>
              </table:table-cell>
              <table:table-cell office:value-type="float" office:value="-0.0494000000000003">
                <text:p>-0.04940000000000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4.3065">
                <text:p>-4.3065</text:p>
              </table:table-cell>
              <table:table-cell office:value-type="float" office:value="-0.00480000000000003">
                <text:p>-0.00480000000000003</text:p>
              </table:table-cell>
              <table:table-cell office:value-type="float" office:value="-0.0052">
                <text:p>-0.0052</text:p>
              </table:table-cell>
              <table:table-cell office:value-type="float" office:value="-0.1445">
                <text:p>-0.14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3.302">
                <text:p>-3.302</text:p>
              </table:table-cell>
              <table:table-cell office:value-type="float" office:value="0.00289999999999999">
                <text:p>0.00289999999999999</text:p>
              </table:table-cell>
              <table:table-cell office:value-type="float" office:value="-0.033">
                <text:p>-0.033</text:p>
              </table:table-cell>
              <table:table-cell office:value-type="float" office:value="0.0089999999999999">
                <text:p>0.00899999999999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3.2689">
                <text:p>-3.2689</text:p>
              </table:table-cell>
              <table:table-cell office:value-type="float" office:value="-0.0129">
                <text:p>-0.0129</text:p>
              </table:table-cell>
              <table:table-cell office:value-type="float" office:value="-0.02205">
                <text:p>-0.02205</text:p>
              </table:table-cell>
              <table:table-cell office:value-type="float" office:value="0.00609999999999999">
                <text:p>0.006099999999999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3.675">
                <text:p>-3.675</text:p>
              </table:table-cell>
              <table:table-cell office:value-type="float" office:value="0.0222299999999999">
                <text:p>0.0222299999999999</text:p>
              </table:table-cell>
              <table:table-cell office:value-type="float" office:value="-0.00182">
                <text:p>-0.00182</text:p>
              </table:table-cell>
              <table:table-cell office:value-type="float" office:value="-0.032">
                <text:p>-0.0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3.55434">
                <text:p>-3.55434</text:p>
              </table:table-cell>
              <table:table-cell office:value-type="float" office:value="0.000599999999999934">
                <text:p>0.000599999999999934</text:p>
              </table:table-cell>
              <table:table-cell office:value-type="float" office:value="-0.00747">
                <text:p>-0.00747</text:p>
              </table:table-cell>
              <table:table-cell office:value-type="float" office:value="-0.029730518085727">
                <text:p>-0.02973051808572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4.0394">
                <text:p>-4.0394</text:p>
              </table:table-cell>
              <table:table-cell office:value-type="float" office:value="-0.0121500000000001">
                <text:p>-0.0121500000000001</text:p>
              </table:table-cell>
              <table:table-cell office:value-type="float" office:value="-0.00828">
                <text:p>-0.00828</text:p>
              </table:table-cell>
              <table:table-cell office:value-type="float" office:value="-0.0673999999999997">
                <text:p>-0.067399999999999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2.6775">
                <text:p>-2.6775</text:p>
              </table:table-cell>
              <table:table-cell office:value-type="float" office:value="-0.0145">
                <text:p>-0.0145</text:p>
              </table:table-cell>
              <table:table-cell office:value-type="float" office:value="-0.0151">
                <text:p>-0.0151</text:p>
              </table:table-cell>
              <table:table-cell office:value-type="float" office:value="0.0794999999999999">
                <text:p>0.07949999999999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2.3662">
                <text:p>-2.3662</text:p>
              </table:table-cell>
              <table:table-cell office:value-type="float" office:value="0.014545">
                <text:p>0.014545</text:p>
              </table:table-cell>
              <table:table-cell office:value-type="float" office:value="-0.0213">
                <text:p>-0.0213</text:p>
              </table:table-cell>
              <table:table-cell office:value-type="float" office:value="0.0968">
                <text:p>0.09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3.716626">
                <text:p>-3.716626</text:p>
              </table:table-cell>
              <table:table-cell office:value-type="float" office:value="0.042">
                <text:p>0.042</text:p>
              </table:table-cell>
              <table:table-cell office:value-type="float" office:value="0.000120000000000002">
                <text:p>0.000120000000000002</text:p>
              </table:table-cell>
              <table:table-cell office:value-type="float" office:value="-0.0507098798466754">
                <text:p>-0.050709879846675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4.6777">
                <text:p>-4.6777</text:p>
              </table:table-cell>
              <table:table-cell office:value-type="float" office:value="0.0565">
                <text:p>0.0565</text:p>
              </table:table-cell>
              <table:table-cell office:value-type="float" office:value="-0.0018">
                <text:p>-0.0018</text:p>
              </table:table-cell>
              <table:table-cell office:value-type="float" office:value="-0.182378320742775">
                <text:p>-0.1823783207427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3.3704">
                <text:p>-3.3704</text:p>
              </table:table-cell>
              <table:table-cell office:value-type="float" office:value="-0.0698">
                <text:p>-0.0698</text:p>
              </table:table-cell>
              <table:table-cell office:value-type="float" office:value="-0.0257">
                <text:p>-0.0257</text:p>
              </table:table-cell>
              <table:table-cell office:value-type="float" office:value="0.0125011218183722">
                <text:p>0.01250112181837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23cm" svg:height="12.166cm" xlink:href=".." xlink:type="simple" chart:class="chart:scatter" chart:style-name="ch1">
        <chart:title svg:x="6.947cm" svg:y="0.379cm" chart:style-name="ch2">
          <text:p>Position Error with Correction Terms</text:p>
        </chart:title>
        <chart:legend chart:legend-position="end" svg:x="19.496cm" svg:y="5.286cm" style:legend-expansion="high" chart:style-name="ch3"/>
        <chart:plot-area chart:style-name="ch4" table:cell-range-address="Sheet1.P2:Sheet1.S20 Sheet1.Q1:Sheet1.S1" chart:data-source-has-labels="row" svg:x="1.435cm" svg:y="1.401cm" svg:width="17.637cm" svg:height="9.541cm">
          <chartooo:coordinate-region svg:x="1.726cm" svg:y="1.6cm" svg:width="17.053cm" svg:height="9.143cm"/>
          <chart:axis chart:dimension="x" chart:name="primary-x" chart:style-name="ch5">
            <chart:title svg:x="7.894cm" svg:y="11.185cm" chart:style-name="ch6">
              <text:p>Kinect-Measured Z-Distance [m]</text:p>
            </chart:title>
          </chart:axis>
          <chart:axis chart:dimension="y" chart:name="primary-y" chart:style-name="ch5">
            <chart:title svg:x="0.451cm" svg:y="8.094cm" chart:style-name="ch7">
              <text:p>Error [m] (Kinect-Physical)</text:p>
            </chart:title>
            <chart:grid chart:style-name="ch8" chart:class="major"/>
          </chart:axis>
          <chart:series chart:style-name="ch9" chart:values-cell-range-address="Sheet1.Q2:Sheet1.Q20" chart:label-cell-address="Sheet1.Q1:Sheet1.Q1" chart:class="chart:scatter">
            <chart:domain table:cell-range-address="Sheet1.P2:Sheet1.P20"/>
            <chart:data-point chart:repeated="19"/>
          </chart:series>
          <chart:series chart:style-name="ch10" chart:values-cell-range-address="Sheet1.R2:Sheet1.R20" chart:label-cell-address="Sheet1.R1:Sheet1.R1" chart:class="chart:scatter">
            <chart:data-point chart:repeated="19"/>
          </chart:series>
          <chart:series chart:style-name="ch11" chart:values-cell-range-address="Sheet1.S2:Sheet1.S20" chart:label-cell-address="Sheet1.S1:Sheet1.S1" chart:class="chart:scatte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P</text:p>
              </table:table-cell>
              <table:table-cell office:value-type="string">
                <text:p>x error</text:p>
                <draw:g>
                  <svg:desc>Sheet1.Q1:Sheet1.Q1</svg:desc>
                </draw:g>
              </table:table-cell>
              <table:table-cell office:value-type="string">
                <text:p>y error</text:p>
                <draw:g>
                  <svg:desc>Sheet1.R1:Sheet1.R1</svg:desc>
                </draw:g>
              </table:table-cell>
              <table:table-cell office:value-type="string">
                <text:p>z error</text:p>
                <draw:g>
                  <svg:desc>Sheet1.S1:Sheet1.S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3.216">
                <text:p>-3.216</text:p>
                <draw:g>
                  <svg:desc>Sheet1.P2:Sheet1.P20</svg:desc>
                </draw:g>
              </table:table-cell>
              <table:table-cell office:value-type="float" office:value="-0.007">
                <text:p>-0.007</text:p>
                <draw:g>
                  <svg:desc>Sheet1.Q2:Sheet1.Q20</svg:desc>
                </draw:g>
              </table:table-cell>
              <table:table-cell office:value-type="float" office:value="-0.024">
                <text:p>-0.024</text:p>
                <draw:g>
                  <svg:desc>Sheet1.R2:Sheet1.R20</svg:desc>
                </draw:g>
              </table:table-cell>
              <table:table-cell office:value-type="float" office:value="0.0361000000000002">
                <text:p>0.0361000000000002</text:p>
                <draw:g>
                  <svg:desc>Sheet1.S2:Sheet1.S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3.53949021753133">
                <text:p>-3.53949021753133</text:p>
              </table:table-cell>
              <table:table-cell office:value-type="float" office:value="0.00390000000000013">
                <text:p>0.00390000000000013</text:p>
              </table:table-cell>
              <table:table-cell office:value-type="float" office:value="-0.002">
                <text:p>-0.002</text:p>
              </table:table-cell>
              <table:table-cell office:value-type="float" office:value="-0.0343097824686671">
                <text:p>-0.03430978246866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4.59575717374189">
                <text:p>-4.59575717374189</text:p>
              </table:table-cell>
              <table:table-cell office:value-type="float" office:value="0.00900000000000006">
                <text:p>0.00900000000000006</text:p>
              </table:table-cell>
              <table:table-cell office:value-type="float" office:value="-0.068">
                <text:p>-0.068</text:p>
              </table:table-cell>
              <table:table-cell office:value-type="float" office:value="-0.0553428262581139">
                <text:p>-0.05534282625811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4.00630952373877">
                <text:p>-4.00630952373877</text:p>
              </table:table-cell>
              <table:table-cell office:value-type="float" office:value="-0.000600000000000045">
                <text:p>-0.000600000000000045</text:p>
              </table:table-cell>
              <table:table-cell office:value-type="float" office:value="-0.0014">
                <text:p>-0.0014</text:p>
              </table:table-cell>
              <table:table-cell office:value-type="float" office:value="0.00305952373877272">
                <text:p>0.003059523738772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3.71288297687929">
                <text:p>-3.71288297687929</text:p>
              </table:table-cell>
              <table:table-cell office:value-type="float" office:value="0.0110299999999999">
                <text:p>0.0110299999999999</text:p>
              </table:table-cell>
              <table:table-cell office:value-type="float" office:value="-0.001">
                <text:p>-0.001</text:p>
              </table:table-cell>
              <table:table-cell office:value-type="float" office:value="-0.000117023120712823">
                <text:p>-0.0001170231207128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3.26745451383795">
                <text:p>-3.26745451383795</text:p>
              </table:table-cell>
              <table:table-cell office:value-type="float" office:value="0.0315">
                <text:p>0.0315</text:p>
              </table:table-cell>
              <table:table-cell office:value-type="float" office:value="-0.0098">
                <text:p>-0.0098</text:p>
              </table:table-cell>
              <table:table-cell office:value-type="float" office:value="-0.0181454861620494">
                <text:p>-0.01814548616204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4.25792332011745">
                <text:p>-4.25792332011745</text:p>
              </table:table-cell>
              <table:table-cell office:value-type="float" office:value="-0.000529999999999892">
                <text:p>-0.000529999999999892</text:p>
              </table:table-cell>
              <table:table-cell office:value-type="float" office:value="-0.0128">
                <text:p>-0.0128</text:p>
              </table:table-cell>
              <table:table-cell office:value-type="float" office:value="0.0119233201174485">
                <text:p>0.01192332011744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3.97764691746263">
                <text:p>-3.97764691746263</text:p>
              </table:table-cell>
              <table:table-cell office:value-type="float" office:value="-0.00289999999999996">
                <text:p>-0.00289999999999996</text:p>
              </table:table-cell>
              <table:table-cell office:value-type="float" office:value="-0.0033">
                <text:p>-0.0033</text:p>
              </table:table-cell>
              <table:table-cell office:value-type="float" office:value="0.0186469174626347">
                <text:p>0.01864691746263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3.4853550751681">
                <text:p>-3.4853550751681</text:p>
              </table:table-cell>
              <table:table-cell office:value-type="float" office:value="-0.043">
                <text:p>-0.043</text:p>
              </table:table-cell>
              <table:table-cell office:value-type="float" office:value="0.000730000000000001">
                <text:p>0.000730000000000001</text:p>
              </table:table-cell>
              <table:table-cell office:value-type="float" office:value="0.0166550751680954">
                <text:p>0.01665507516809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3.3569964253779">
                <text:p>-3.3569964253779</text:p>
              </table:table-cell>
              <table:table-cell office:value-type="float" office:value="-0.0125">
                <text:p>-0.0125</text:p>
              </table:table-cell>
              <table:table-cell office:value-type="float" office:value="0.0012">
                <text:p>0.0012</text:p>
              </table:table-cell>
              <table:table-cell office:value-type="float" office:value="-0.0482035746220997">
                <text:p>-0.04820357462209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2.90709476969706">
                <text:p>-2.90709476969706</text:p>
              </table:table-cell>
              <table:table-cell office:value-type="float" office:value="-0.054">
                <text:p>-0.054</text:p>
              </table:table-cell>
              <table:table-cell office:value-type="float" office:value="0.0102">
                <text:p>0.0102</text:p>
              </table:table-cell>
              <table:table-cell office:value-type="float" office:value="0.00142476969705951">
                <text:p>0.001424769697059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3.25286842648146">
                <text:p>-3.25286842648146</text:p>
              </table:table-cell>
              <table:table-cell office:value-type="float" office:value="0.00239999999999999">
                <text:p>0.00239999999999999</text:p>
              </table:table-cell>
              <table:table-cell office:value-type="float" office:value="0.00799">
                <text:p>0.00799</text:p>
              </table:table-cell>
              <table:table-cell office:value-type="float" office:value="-0.0042315735185352">
                <text:p>-0.00423157351853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3.76274992525414">
                <text:p>-3.76274992525414</text:p>
              </table:table-cell>
              <table:table-cell office:value-type="float" office:value="0.00176000000000015">
                <text:p>0.00176000000000015</text:p>
              </table:table-cell>
              <table:table-cell office:value-type="float" office:value="-0.00163">
                <text:p>-0.00163</text:p>
              </table:table-cell>
              <table:table-cell office:value-type="float" office:value="0.0106799252541356">
                <text:p>0.01067992525413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4.24118202863306">
                <text:p>-4.24118202863306</text:p>
              </table:table-cell>
              <table:table-cell office:value-type="float" office:value="-0.00280000000000005">
                <text:p>-0.00280000000000005</text:p>
              </table:table-cell>
              <table:table-cell office:value-type="float" office:value="0.00933">
                <text:p>0.00933</text:p>
              </table:table-cell>
              <table:table-cell office:value-type="float" office:value="-0.00451797136694498">
                <text:p>-0.0045179713669449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4.49131461823818">
                <text:p>-4.49131461823818</text:p>
              </table:table-cell>
              <table:table-cell office:value-type="float" office:value="0.0107">
                <text:p>0.0107</text:p>
              </table:table-cell>
              <table:table-cell office:value-type="float" office:value="0.000199999999999999">
                <text:p>0.000199999999999999</text:p>
              </table:table-cell>
              <table:table-cell office:value-type="float" office:value="-0.0349853817618166">
                <text:p>-0.034985381761816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5.10200901606416">
                <text:p>-5.10200901606416</text:p>
              </table:table-cell>
              <table:table-cell office:value-type="float" office:value="0.1248">
                <text:p>0.1248</text:p>
              </table:table-cell>
              <table:table-cell office:value-type="float" office:value="-0.02306">
                <text:p>-0.02306</text:p>
              </table:table-cell>
              <table:table-cell office:value-type="float" office:value="-0.136890983935838">
                <text:p>-0.13689098393583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4.79083719197386">
                <text:p>-4.79083719197386</text:p>
              </table:table-cell>
              <table:table-cell office:value-type="float" office:value="0.00224999999999997">
                <text:p>0.00224999999999997</text:p>
              </table:table-cell>
              <table:table-cell office:value-type="float" office:value="-0.07">
                <text:p>-0.07</text:p>
              </table:table-cell>
              <table:table-cell office:value-type="float" office:value="0.00683719197386168">
                <text:p>0.0068371919738616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4.05161140782282">
                <text:p>-4.05161140782282</text:p>
              </table:table-cell>
              <table:table-cell office:value-type="float" office:value="-0.02949">
                <text:p>-0.02949</text:p>
              </table:table-cell>
              <table:table-cell office:value-type="float" office:value="0.00692">
                <text:p>0.00692</text:p>
              </table:table-cell>
              <table:table-cell office:value-type="float" office:value="0.00251140782281833">
                <text:p>0.002511407822818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3.46198108024871">
                <text:p>-3.46198108024871</text:p>
              </table:table-cell>
              <table:table-cell office:value-type="float" office:value="-0.02437">
                <text:p>-0.02437</text:p>
              </table:table-cell>
              <table:table-cell office:value-type="float" office:value="0.000640000000000002">
                <text:p>0.000640000000000002</text:p>
              </table:table-cell>
              <table:table-cell office:value-type="float" office:value="-0.00671891975129357">
                <text:p>-0.0067189197512935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